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="0.0008in solid #000000"/>
      <style:text-properties style:use-window-font-color="true" fo:font-weight="bold"/>
    </style:style>
    <style:style style:name="ce89" style:family="table-cell" style:parent-style-name="Default">
      <style:table-cell-properties fo:border="0.0008in solid #000000"/>
      <style:text-properties style:use-window-font-color="true" style:font-name="Arial"/>
    </style:style>
    <style:style style:name="ce90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/>
    </style:style>
    <style:style style:name="ce97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border="0.0008in solid #000000"/>
    </style:style>
    <style:style style:name="ce100" style:family="table-cell" style:parent-style-name="Default">
      <style:table-cell-properties fo:wrap-option="wrap" fo:border="0.0008in solid #000000"/>
      <style:text-properties style:font-name="Arial"/>
    </style:style>
    <style:style style:name="ce101" style:family="table-cell" style:parent-style-name="Default">
      <style:table-cell-properties fo:wrap-option="no-wrap" style:vertical-align="top"/>
    </style:style>
    <style:style style:name="ce1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3" style:family="table-cell" style:parent-style-name="Default">
      <style:table-cell-properties fo:background-color="#ff0000" fo:border="0.0008in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6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9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4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2" style:family="table-cell" style:parent-style-name="Default">
      <style:text-properties fo:color="#ff0000" style:font-name="Arial" fo:font-size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4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5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4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5" style:family="table-cell" style:parent-style-name="Default">
      <style:table-cell-properties fo:border="0.0008in solid #000000"/>
      <style:text-properties style:font-name="Arial" fo:font-size="10pt"/>
    </style:style>
    <style:style style:name="ce226" style:family="table-cell" style:parent-style-name="Default">
      <style:table-cell-properties fo:background-color="transparent"/>
      <style:text-properties style:font-name="Arial" fo:font-size="10pt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7" style:family="table-cell" style:parent-style-name="Default">
      <style:table-cell-properties style:vertical-align="top"/>
      <style:text-properties style:font-name="Arial" fo:font-size="10pt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fo:border="0.0008in solid #000000"/>
      <style:text-properties fo:font-size="14pt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60">
            <text:p>260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</text:span><text:span text:style-name="T1">1, </text:span><text:span text:style-name="T2">PLT_01.019, </text:span><text:span text:style-name="T2">PLT_01.020, </text:span><text:span text:style-name="T2">PLT_01.021, </text:span><text:span text:style-name="T2">PLT_03_02.</text:span><text:span text:style-name="T2">004, </text:span><text:span text:style-name="T2">PLT_04_02.</text:span><text:span text:style-name="T2">002, </text:span><text:span text:style-name="T2">PLT_05_01.</text:span><text:span text:style-name="T2">004, </text:span><text:span text:style-name="T2">PLT_09.003, </text:span><text:span text:style-name="T2">PLT_09.005, </text:span><text:span text:style-name="T2">PLT_15.003, </text:span></text:p>
            <text:p><text:span text:style-name="T3">PLT_16_01.</text:span><text:span text:style-name="T3">002</text:span></text:p>
            <text:p><text:span text:style-name="T4">set some </text:span><text:span text:style-name="T4">Tcs are N/A </text:span><text:span text:style-name="T4">status:</text:span></text:p>
            <text:p><text:span text:style-name="T3">PLT_01.002: </text:span><text:span text:style-name="T3">N/A: </text:span><text:span text:style-name="T4">was </text:span><text:span text:style-name="T4">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</text:span><text:span text:style-name="T5">001</text:span></text:p>
            <text:p><text:span text:style-name="T5">PLT_05_06.</text:span><text:span text:style-name="T5">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</text:span><text:span text:style-name="T6">007,PLT_07</text:span><text:span text:style-name="T6">_02.006,PLT</text:span><text:span text:style-name="T6">_07_02.007, </text:span><text:span text:style-name="T6">PLT_07_04.</text:span><text:span text:style-name="T6">004, </text:span><text:span text:style-name="T6">PLT_07_04.</text:span><text:span text:style-name="T6">005, </text:span><text:span text:style-name="T6">PLT_16.001, </text:span><text:span text:style-name="T6">PLT_17.001,</text:span><text:span text:style-name="T6">PLT_18.001,</text:span><text:span text:style-name="T6">PLT_19.001,</text:span><text:span text:style-name="T6">PLT_20.001,</text:span><text:span text:style-name="T6">PLT_21.001,</text:span><text:span text:style-name="T6">PLT_22.001,</text:span><text:span text:style-name="T6">PLT_09.004,</text:span><text:span text:style-name="T6">PLT_09.005,</text:span><text:span text:style-name="T6">PLT_13.001, </text:span><text:span text:style-name="T6">PLT_01.026, </text:span><text:span text:style-name="T6">PLT_24.001,</text:span><text:span text:style-name="T6">PLT_24.002,</text:span><text:span text:style-name="T6">PLT_24.003,</text:span><text:span text:style-name="T6">PLT_24.004,</text:span><text:span text:style-name="T6">PLT_24.005,</text:span><text:span text:style-name="T6">PLT_24.006,</text:span><text:span text:style-name="T6">PLT_24.007,</text:span><text:span text:style-name="T6">PLT_24.008,</text:span><text:span text:style-name="T6">PLT_24.009,</text:span><text:span text:style-name="T6">PLT_24.010,</text:span><text:span text:style-name="T6">PLT_24.011,</text:span><text:span text:style-name="T6">PLT_24.012,</text:span><text:span text:style-name="T6">PLT_24.013,</text:span><text:span text:style-name="T6">PLT_24.014,</text:span><text:span text:style-name="T6">PLT_24.015,</text:span><text:span text:style-name="T6">PLT_24.016,</text:span><text:span text:style-name="T6">PLT_24.017,</text:span><text:span text:style-name="T6">PLT_24.018,</text:span><text:span text:style-name="T6">PLT_24.019,</text:span><text:span text:style-name="T6">PLT_24.020,</text:span><text:span text:style-name="T6">LT_24.021,L</text:span><text:span text:style-name="T6">T_24.022,LT</text:span><text:span text:style-name="T6">_24.023,LT_</text:span><text:span text:style-name="T6">24.024,LT_2</text:span><text:span text:style-name="T6">4.025,PLT_1</text:span><text:span text:style-name="T6">6.001,PLT_1</text:span><text:span text:style-name="T6">6.0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</text:span><text:span text:style-name="T7">006, </text:span><text:span text:style-name="T7">PLT_07_04.</text:span><text:span text:style-name="T7">007, </text:span><text:span text:style-name="T7">PLT_07_04.</text:span><text:span text:style-name="T7">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</text:span><text:span text:style-name="T8">Product </text:span><text:span text:style-name="T8">version:</text:span></text:p>
          </table:table-cell>
          <table:covered-table-cell table:style-name="ce57"/>
          <table:table-cell table:style-name="ce86"/>
          <table:table-cell table:style-name="ce86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7" office:value-type="string">
            <text:p>Priority</text:p>
          </table:table-cell>
          <table:table-cell table:style-name="ce87" office:value-type="string">
            <text:p>Affect</text:p>
          </table:table-cell>
          <table:table-cell table:style-name="ce87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9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7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OK</text:p>
          </table:table-cell>
          <table:table-cell table:style-name="ce104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9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</text:span><text:span text:style-name="T7">group when </text:span><text:span text:style-name="T7">Group </text:span><text:span text:style-name="T7">Name starts </text:span><text:span text:style-name="T7">with </text:span><text:span text:style-name="T10">dash</text:span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1" table:end-x="0.6236in" table:end-y="0.1732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1" table:end-x="5.7913in" table:end-y="0.1717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3" office:value-type="string">
            <text:p>Add new group same n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3" office:value-type="string">
            <text:p>Edit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3" office:value-type="string">
            <text:p>Check Edit group form</text:p>
            <draw:frame table:end-cell-address="Check_List.B99" table:end-x="0.6236in" table:end-y="0.1728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100" table:end-x="5.7913in" table:end-y="0.0031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3" office:value-type="string">
            <text:p>Edit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3" office:value-type="string">
            <text:p>Edit group with Label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3" office:value-type="string">
            <text:p>Edit Description of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3" office:value-type="string">
            <text:p>Edit Description of group with over max length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3" office:value-type="string">
            <text:p>Delete group with deleting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3" office:value-type="string">
            <text:p>Check existing of user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3" office:value-type="string">
            <text:p>Check existing of pages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3" office:value-type="string">
            <text:p>Check creating page for deleted group</text:p>
          </table:table-cell>
          <table:table-cell table:style-name="ce95" office:value-type="string">
            <text:p>High</text:p>
          </table:table-cell>
          <table:table-cell table:style-name="ce93"/>
          <table:table-cell table:style-name="ce102"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3" office:value-type="string">
            <text:p>Delete group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3" office:value-type="string">
            <text:p>Delete group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4" office:value-type="string">
            <text:p>Delete grou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3" office:value-type="string">
            <text:p>Add user into group without specify anyon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3" office:value-type="string">
            <text:p>Add un-available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3" office:value-type="string">
            <text:p>Check search user function when add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3" office:value-type="string">
            <text:p>Add an user into a group with different rol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3" office:value-type="string">
            <text:p>Add an user into a group with the same exiting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3" office:value-type="string">
            <text:p>Add user into group without specify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4" office:value-type="string">
            <text:p>Add user into group without don't select check box user in Select User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4" office:value-type="string">
            <text:p>Add multi users into group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3" office:value-type="string">
            <text:p>Remove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3" office:value-type="string">
            <text:p>Remove user from existing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5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3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5" office:value-type="string">
            <text:p>Edit Description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gory which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6" office:value-type="string">
            <text:p>Show portlets lis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6" office:value-type="string">
            <text:p>Show portlet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7" office:value-type="string">
            <text:p>Check showing gadget details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8" office:value-type="string">
            <text:p>Add a remote gadget into category when gadget not belong to categories</text:p>
          </table:table-cell>
          <table:table-cell table:style-name="ce94"/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96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8</text:p>
          </table:table-cell>
          <table:table-cell table:style-name="ce68" office:value-type="string">
            <text:p>Add a remote gadget into category when don't have any categories</text:p>
          </table:table-cell>
          <table:table-cell table:style-name="ce96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6" office:value-type="string">
            <text:p>Medium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9" office:value-type="string">
            <text:p>Add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70" office:value-type="string">
            <text:p>Edit invalid a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8" office:value-type="string">
            <text:p>Show Application portlet when check or un-check Change show import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98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2" office:value-type="string">
            <text:p>Check breadcumbs portlet when select a pag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3" office:value-type="string">
            <text:p>Check Sitemap portle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4" office:value-type="string">
            <text:p>Check listing pages at the same level in Site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5" office:value-type="string">
            <text:p>Show sitemap after chose new portal to show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6" office:value-type="string">
            <text:p>Check showing sitemap in different skin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7" office:value-type="string">
            <text:p>Check showing when select to the page listed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8" office:value-type="string">
            <text:p>Check showing when click Expand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8" office:value-type="string">
            <text:p>Check showing when click Collapse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9" office:value-type="string">
            <text:p>Check showing User Toolbar Site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9" office:value-type="string">
            <text:p>Check showing User Toolbar Group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8" office:value-type="string">
            <text:p>Check showing User Toolbar Dashboard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80" office:value-type="string">
            <text:p>Check displaying Site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80" office:value-type="string">
            <text:p>Check displaying Group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80" office:value-type="string">
            <text:p>Check displaying User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8" office:value-type="string">
            <text:p>Check showing in Admin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1" office:value-type="string">
            <text:p>Drag &amp; drop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2" office:value-type="string">
            <text:p>Change position of gadget in Dashboar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1" office:value-type="string">
            <text:p>Add new tab for Dashboard with valid value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1" office:value-type="string">
            <text:p>Add new tab for Dashboard starts with number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2" office:value-type="string">
            <text:p><text:span text:style-name="T11">Add new </text:span><text:span text:style-name="T11">tab for </text:span><text:span text:style-name="T11">Dashboard </text:span><text:span text:style-name="T11">starts with <text:s/></text:span><text:span text:style-name="T11">underscore, </text:span><text:span text:style-name="T12">dash</text:span><text:span text:style-name="T11"> and </text:span><text:span text:style-name="T11">dot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1" office:value-type="string">
            <text:p><text:span text:style-name="T11">Add new </text:span><text:span text:style-name="T11">tab for </text:span><text:span text:style-name="T11">Dashboard </text:span><text:span text:style-name="T13">when name </text:span><text:span text:style-name="T13">over 50 </text:span><text:span text:style-name="T13">characters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4" office:value-type="string">
            <text:p>Add new tab for Dashboard includes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1" office:value-type="string">
            <text:p>Edit tab for Dashboard with valid values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5" office:value-type="string">
            <text:p>Edit tab for Dashboard with invalid valu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5" office:value-type="string">
            <text:p>Edit tab for Dashboard with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5" office:value-type="string">
            <text:p>Delete tab for Dashboard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1" office:value-type="string">
            <text:p>Delete tab for Dashboard without confirmation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5" office:value-type="string">
            <text:p>Delete the last tab for Dashboard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8">
          <table:table-cell table:style-name="ce55"/>
          <table:table-cell table:style-name="ce61" table:number-columns-repeated="3"/>
          <table:table-cell table:formula="oooc:=COUNTA([.E3:.E268])" office:value-type="float" office:value="175">
            <text:p>175</text:p>
          </table:table-cell>
          <table:table-cell table:style-name="ce105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Medium&quot;)" office:value-type="float" office:value="2">
            <text:p>2</text:p>
          </table:table-cell>
          <table:table-cell table:style-name="ce105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TODO&quot;)" office:value-type="float" office:value="4">
            <text:p>4</text:p>
          </table:table-cell>
          <table:table-cell table:style-name="ce105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OK&quot;)" office:value-type="float" office:value="135">
            <text:p>135</text:p>
          </table:table-cell>
          <table:table-cell table:style-name="ce106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TODO-Planned&quot;)" office:value-type="float" office:value="0">
            <text:p>0</text:p>
          </table:table-cell>
          <table:table-cell table:style-name="ce105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8" table:number-rows-repeated="65253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5];[.$K1])" office:value-type="float" office:value="0">
            <text:p>0</text:p>
          </table:table-cell>
          <table:table-cell table:style-name="ce133" table:formula="oooc:=COUNTIF([.M$7:.M$1005];[.$K1])" office:value-type="float" office:value="0">
            <text:p>0</text:p>
          </table:table-cell>
          <table:table-cell table:style-name="ce133" table:formula="oooc:=COUNTIF([.N$7:.N$1005];[.$K1])" office:value-type="float" office:value="0">
            <text:p>0</text:p>
          </table:table-cell>
          <table:table-cell table:style-name="ce133" table:formula="oooc:=COUNTIF([.O$7:.O$100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5];[.$K2])" office:value-type="float" office:value="0">
            <text:p>0</text:p>
          </table:table-cell>
          <table:table-cell table:style-name="ce133" table:formula="oooc:=COUNTIF([.M$7:.M$1005];[.$K2])" office:value-type="float" office:value="0">
            <text:p>0</text:p>
          </table:table-cell>
          <table:table-cell table:style-name="ce133" table:formula="oooc:=COUNTIF([.N$7:.N$1005];[.$K2])" office:value-type="float" office:value="0">
            <text:p>0</text:p>
          </table:table-cell>
          <table:table-cell table:style-name="ce133" table:formula="oooc:=COUNTIF([.O$7:.O$100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2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5];[.$K3])" office:value-type="float" office:value="0">
            <text:p>0</text:p>
          </table:table-cell>
          <table:table-cell table:style-name="ce133" table:formula="oooc:=COUNTIF([.M$7:.M$1005];[.$K3])" office:value-type="float" office:value="0">
            <text:p>0</text:p>
          </table:table-cell>
          <table:table-cell table:style-name="ce133" table:formula="oooc:=COUNTIF([.N$7:.N$1005];[.$K3])" office:value-type="float" office:value="0">
            <text:p>0</text:p>
          </table:table-cell>
          <table:table-cell table:style-name="ce133" table:formula="oooc:=COUNTIF([.O$7:.O$100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7" table:number-columns-spanned="3" table:number-rows-spanned="1">
            <text:p>27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5];[.$K4])" office:value-type="float" office:value="0">
            <text:p>0</text:p>
          </table:table-cell>
          <table:table-cell table:style-name="ce133" table:formula="oooc:=COUNTIF([.M$7:.M$1005];[.$K4])" office:value-type="float" office:value="0">
            <text:p>0</text:p>
          </table:table-cell>
          <table:table-cell table:style-name="ce133" table:formula="oooc:=COUNTIF([.N$7:.N$1005];[.$K4])" office:value-type="float" office:value="0">
            <text:p>0</text:p>
          </table:table-cell>
          <table:table-cell table:style-name="ce133" table:formula="oooc:=COUNTIF([.O$7:.O$100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5];[.$K5])" office:value-type="float" office:value="0">
            <text:p>0</text:p>
          </table:table-cell>
          <table:table-cell table:style-name="ce133" table:formula="oooc:=COUNTIF([.M$7:.M$1005];[.$K5])" office:value-type="float" office:value="0">
            <text:p>0</text:p>
          </table:table-cell>
          <table:table-cell table:style-name="ce133" table:formula="oooc:=COUNTIF([.N$7:.N$1005];[.$K5])" office:value-type="float" office:value="0">
            <text:p>0</text:p>
          </table:table-cell>
          <table:table-cell table:style-name="ce133" table:formula="oooc:=COUNTIF([.O$7:.O$100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3">
          <table:table-cell table:style-name="ce109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7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</text:span><text:span text:style-name="T18">values for </text:span><text:span text:style-name="T18">other </text:span><text:span text:style-name="T18">required </text:span><text:span text:style-name="T18">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The "User Name:" field must start with a character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</text:span><text:span text:style-name="T18">characters </text:span><text:span text:style-name="T18">(in the </text:span><text:span text:style-name="T18">middle)</text:span></text:p>
            <text:p><text:span text:style-name="T18">- Input </text:span><text:span text:style-name="T18">values for </text:span><text:span text:style-name="T18">other </text:span><text:span text:style-name="T18">required </text:span><text:span text:style-name="T18">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</text:span><text:span text:style-name="T18">dash </text:span><text:span text:style-name="T18">characters in </text:span><text:span text:style-name="T18">the middle </text:span><text:span text:style-name="T18">(e.g: </text:span><text:span text:style-name="T18">brice.revena</text:span><text:span text:style-name="T18">nt or </text:span><text:span text:style-name="T18">alli_test)</text:span></text:p>
            <text:p><text:span text:style-name="T18">- Input </text:span><text:span text:style-name="T18">values for </text:span><text:span text:style-name="T18">other </text:span><text:span text:style-name="T18">required </text:span><text:span text:style-name="T18">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</text:span><text:span text:style-name="T18">characters </text:span><text:span text:style-name="T18">as the first </text:span><text:span text:style-name="T18">(e.g: </text:span><text:span text:style-name="T18">1brice.reven</text:span><text:span text:style-name="T18">ant or </text:span><text:span text:style-name="T18">_allitest)</text:span></text:p>
            <text:p><text:span text:style-name="T18">- Input </text:span><text:span text:style-name="T18">values for </text:span><text:span text:style-name="T18">other </text:span><text:span text:style-name="T18">required </text:span><text:span text:style-name="T18">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<text:s/>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</text:span><text:span text:style-name="T7">Availability</text:span> icon</text:p>
          </table:table-cell>
          <table:table-cell table:style-name="ce102" office:value-type="string">
            <text:p>Show message alerts This user name already exists, please enter a different name.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<text:s/>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</text:span><text:span text:style-name="T7">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</text:span><text:span text:style-name="T7">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</text:span><text:span text:style-name="T7">Availability </text:span><text:span text:style-name="T19">icon</text:span></text:p>
          </table:table-cell>
          <table:table-cell table:style-name="ce102" office:value-type="string">
            <text:p>Show message alerts user name can not be empty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</text:span><text:span text:style-name="T9">Name start </text:span><text:span text:style-name="T9">with <text:s/></text:span><text:span text:style-name="T9">underscore, </text:span><text:span text:style-name="T9">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</text:span><text:span text:style-name="T9">Name start </text:span><text:span text:style-name="T9">with </text:span><text:span text:style-name="T9">underscore, </text:span><text:span text:style-name="T9">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8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/Last Name less than1 <text:s/>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027</text:p>
          </table:table-cell>
          <table:table-cell table:style-name="ce48" office:value-type="string">
            <text:p>PLT_01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</text:span><text:span text:style-name="T15">admin/HR </text:span><text:span text:style-name="T15">account</text:span></text:p>
            <text:p>- Go to <text:span text:style-name="T16">New </text:span><text:span text:style-name="T16">Staff</text:span> Page <text:span text:style-name="T17">from </text:span><text:span text:style-name="T17">UserToolBar</text:span><text:span text:style-name="T17">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7];6;FIND(&quot;:&quot;;[.F67];1)-FIND(&quot; &quot;;[.F67];1)-1))&gt;VALUE(MID([.F66];6;FIND(&quot;:&quot;;[.F66];1)-FIND(&quot; &quot;;[.F66];1)-1));[.C66];[.C66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4: Add user into group</text:p>
            <text:p>( Organization/Management/Executive Board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6: Delete new user</text:p>
          </table:table-cell>
          <table:table-cell table:style-name="ce127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7" office:value-type="string">
            <text:p>- User is removed successfully and don't show in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7: Check user after deleted </text:p>
          </table:table-cell>
          <table:table-cell table:style-name="ce127" office:value-type="string">
            <text:p>- Click UserInfoPortlet on the top right</text:p>
            <text:p>- Click OK </text:p>
          </table:table-cell>
          <table:table-cell table:style-name="ce127" office:value-type="string">
            <text:p>- Show message alert Your account is not existing, maybe it was deleted by another user!</text:p>
            <text:p>- Logout progra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18">
          <table:table-cell table:number-columns-repeated="5"/>
          <table:table-cell table:style-name="ce127" table:number-columns-repeated="3"/>
          <table:table-cell table:number-columns-repeated="248"/>
        </table:table-row>
        <table:table-row table:style-name="ro18" table:number-rows-repeated="6546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8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4">
          <table:table-cell table:style-name="ce109" office:value-type="float" office:value="1">
            <text:p>001</text:p>
          </table:table-cell>
          <table:table-cell table:style-name="ce139" office:value-type="string">
            <text:p>PLT_25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Account register form</text:p>
          </table:table-cell>
          <table:table-cell table:style-name="ce124" office:value-type="string">
            <text:p><text:span text:style-name="T15">- <text:s/>Input URL </text:span><text:span text:style-name="T15">into address </text:span><text:span text:style-name="T15">bar:</text:span></text:p>
            <text:p><text:span text:style-name="T10"><text:a xlink:href="http://localhost:8080/portal">http://localhost:8080/portal</text:a></text:span></text:p>
            <text:p><text:span text:style-name="T15">- <text:s/>Press </text:span><text:span text:style-name="T15">Enter key</text:span></text:p>
            <text:p><text:span text:style-name="T9">- Select </text:span><text:span text:style-name="T21">Register</text:span><text:span text:style-name="T9"> link </text:span><text:span text:style-name="T9">on the top </text:span><text:span text:style-name="T9">right</text:span>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9" office:value-type="string">
            <text:p>PLT_25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</text:span><text:span text:style-name="T18">values for </text:span><text:span text:style-name="T18">other </text:span><text:span text:style-name="T18">required </text:span><text:span text:style-name="T18">fields</text:span></text:p>
            <text:p><text:span text:style-name="T18">- Input Text </text:span><text:span text:style-name="T18">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can not start with number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9" office:value-type="string">
            <text:p>PLT_25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9" office:value-type="string">
            <text:p>PLT_25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9" office:value-type="string">
            <text:p>PLT_25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</text:span><text:span text:style-name="T18">characters </text:span><text:span text:style-name="T18">(in the </text:span><text:span text:style-name="T18">middle)</text:span></text:p>
            <text:p><text:span text:style-name="T18">- Input </text:span><text:span text:style-name="T18">values for </text:span><text:span text:style-name="T18">other </text:span><text:span text:style-name="T18">required </text:span><text:span text:style-name="T18">fields</text:span></text:p>
            <text:p><text:span text:style-name="T18">- Input Text </text:span><text:span text:style-name="T18">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9" office:value-type="string">
            <text:p>PLT_25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</text:span><text:span text:style-name="T18">dash </text:span><text:span text:style-name="T18">characters in </text:span><text:span text:style-name="T18">the middle </text:span><text:span text:style-name="T18">(e.g: </text:span><text:span text:style-name="T18">brice.revena</text:span><text:span text:style-name="T18">nt or </text:span><text:span text:style-name="T18">alli_test)</text:span></text:p>
            <text:p><text:span text:style-name="T18">- Input </text:span><text:span text:style-name="T18">values for </text:span><text:span text:style-name="T18">other </text:span><text:span text:style-name="T18">required </text:span><text:span text:style-name="T18">fields</text:span></text:p>
            <text:p><text:span text:style-name="T18">- Input Text </text:span><text:span text:style-name="T18">Validation </text:span><text:span text:style-name="T18">filed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9" office:value-type="string">
            <text:p>PLT_25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</text:span><text:span text:style-name="T18">characters </text:span><text:span text:style-name="T18">as the first </text:span><text:span text:style-name="T18">(e.g: </text:span><text:span text:style-name="T18">1brice.reven</text:span><text:span text:style-name="T18">ant or </text:span><text:span text:style-name="T18">_allitest)</text:span></text:p>
            <text:p><text:span text:style-name="T18">- Input </text:span><text:span text:style-name="T18">values for </text:span><text:span text:style-name="T18">other </text:span><text:span text:style-name="T18">required </text:span><text:span text:style-name="T18">fields</text:span></text:p>
            <text:p><text:span text:style-name="T18">- Input Text </text:span><text:span text:style-name="T18">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9" office:value-type="string">
            <text:p>PLT_25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9" office:value-type="string">
            <text:p>PLT_25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<text:span text:style-name="T18">- Input Text </text:span><text:span text:style-name="T18">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9" office:value-type="string">
            <text:p>PLT_25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Check 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</text:span><text:span text:style-name="T7">Availability</text:span> icon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check 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</text:span><text:span text:style-name="T7">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</text:span><text:span text:style-name="T7">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</text:span><text:span text:style-name="T7">Availability </text:span><text:span text:style-name="T19">icon</text:span></text:p>
          </table:table-cell>
          <table:table-cell table:style-name="ce102" office:value-type="string">
            <text:p>Show message alerts user name can not be blank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9" office:value-type="string">
            <text:p>PLT_25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9" office:value-type="string">
            <text:p>PLT_25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9" office:value-type="string">
            <text:p>PLT_25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9" office:value-type="string">
            <text:p>PLT_25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9" office:value-type="string">
            <text:p>PLT_25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9" office:value-type="string">
            <text:p>PLT_25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9" office:value-type="string">
            <text:p>PLT_25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9" office:value-type="string">
            <text:p>PLT_25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9" office:value-type="string">
            <text:p>PLT_25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</text:span><text:span text:style-name="T9">Name start </text:span><text:span text:style-name="T9">with <text:s/></text:span><text:span text:style-name="T9">underscore, </text:span><text:span text:style-name="T9">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9" office:value-type="string">
            <text:p>PLT_25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</text:span><text:span text:style-name="T9">Name start </text:span><text:span text:style-name="T9">with </text:span><text:span text:style-name="T9">underscore, </text:span><text:span text:style-name="T9">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9" office:value-type="string">
            <text:p>PLT_25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</text:span><text:span text:style-name="T18">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9" office:value-type="string">
            <text:p>PLT_25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</text:span><text:span text:style-name="T20">have </text:span><text:span text:style-name="T20">registered a </text:span><text:span text:style-name="T20">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9" office:value-type="string">
            <text:p>PLT_25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/Last Name less than 1 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9" office:value-type="string">
            <text:p>PLT_25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9" office:value-type="string">
            <text:p>PLT_25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9" office:value-type="string">
            <text:p>PLT_25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invalid Text Validation filed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</text:span><text:span text:style-name="T18">values for </text:span><text:span text:style-name="T18">other </text:span><text:span text:style-name="T18">required </text:span><text:span text:style-name="T18">fields</text:span></text:p>
            <text:p><text:span text:style-name="T18">- Input </text:span><text:span text:style-name="T18">invalid value </text:span><text:span text:style-name="T18">in Text </text:span><text:span text:style-name="T18">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ext verification isn't correct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9" office:value-type="string">
            <text:p>PLT_25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hen Text Validation is blank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</text:span><text:span text:style-name="T18">values for </text:span><text:span text:style-name="T18">other </text:span><text:span text:style-name="T18">required </text:span><text:span text:style-name="T18">fields</text:span></text:p>
            <text:p><text:span text:style-name="T18">- Text </text:span><text:span text:style-name="T18">Validation </text:span><text:span text:style-name="T18">filed is blank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he field "Text validation:" is required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9" office:value-type="string">
            <text:p>PLT_26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27" office:value-type="string">
            <text:p>Step 1: Show Account register form</text:p>
          </table:table-cell>
          <table:table-cell table:style-name="ce123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4" office:value-type="string">
            <text:p>Show blank account register account form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41" office:value-type="string">
            <text:p>Step 2: Show form to edit a page </text:p>
          </table:table-cell>
          <table:table-cell table:style-name="ce141" office:value-type="string">
            <text:p>- Go to <text:span text:style-name="T7">Site</text:span> <text:span text:style-name="T7">Editor/edit </text:span><text:span text:style-name="T7">page</text:span></text:p>
          </table:table-cell>
          <table:table-cell table:style-name="ce143" office:value-type="string">
            <text:p>Edit page is show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3: Show form edit portlet</text:p>
          </table:table-cell>
          <table:table-cell table:style-name="ce127" office:value-type="string">
            <text:p>- Move cursor on portlet and click edit icon</text:p>
          </table:table-cell>
          <table:table-cell table:style-name="ce127" office:value-type="string">
            <text:p>Edit portlet form is show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5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4: Un-check Use capchar</text:p>
          </table:table-cell>
          <table:table-cell table:style-name="ce123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un-check successfully</text:p>
            <text:p>- Create new account is show with no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5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5: Check Use-capchar</text:p>
          </table:table-cell>
          <table:table-cell table:style-name="ce123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check successfully</text:p>
            <text:p>- Create new account is show with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18" table:number-rows-repeated="3">
          <table:table-cell table:style-name="ce123" table:number-columns-repeated="3"/>
          <table:table-cell table:style-name="ce120"/>
          <table:table-cell table:style-name="ce123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table:table-column table:style-name="co19" table:default-cell-style-name="ce107"/>
        <table:table-column table:style-name="co8" table:default-cell-style-name="ce144"/>
        <table:table-column table:style-name="co20" table:default-cell-style-name="ce146"/>
        <table:table-column table:style-name="co21" table:default-cell-style-name="ce146"/>
        <table:table-column table:style-name="co17" table:default-cell-style-name="ce146"/>
        <table:table-column table:style-name="co22" table:default-cell-style-name="ce146"/>
        <table:table-column table:style-name="co23" table:default-cell-style-name="ce146"/>
        <table:table-column table:style-name="co24" table:default-cell-style-name="ce146"/>
        <table:table-column table:style-name="co10" table:default-cell-style-name="ce146"/>
        <table:table-column table:style-name="co25" table:default-cell-style-name="ce146"/>
        <table:table-column table:style-name="co26" table:default-cell-style-name="ce146"/>
        <table:table-column table:style-name="co10" table:number-columns-repeated="6" table:default-cell-style-name="ce146"/>
        <table:table-column table:style-name="co10" table:number-columns-repeated="239" table:default-cell-style-name="ce107"/>
        <table:table-row table:style-name="ro19">
          <table:table-cell/>
          <table:table-cell table:style-name="ce115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5];[.$K1])" office:value-type="float" office:value="0">
            <text:p>0</text:p>
          </table:table-cell>
          <table:table-cell table:style-name="ce133" table:formula="oooc:=COUNTIF([.M$7:.M$1015];[.$K1])" office:value-type="float" office:value="0">
            <text:p>0</text:p>
          </table:table-cell>
          <table:table-cell table:style-name="ce133" table:formula="oooc:=COUNTIF([.N$7:.N$1015];[.$K1])" office:value-type="float" office:value="0">
            <text:p>0</text:p>
          </table:table-cell>
          <table:table-cell table:style-name="ce133" table:formula="oooc:=COUNTIF([.O$7:.O$101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5];[.$K2])" office:value-type="float" office:value="0">
            <text:p>0</text:p>
          </table:table-cell>
          <table:table-cell table:style-name="ce133" table:formula="oooc:=COUNTIF([.M$7:.M$1015];[.$K2])" office:value-type="float" office:value="0">
            <text:p>0</text:p>
          </table:table-cell>
          <table:table-cell table:style-name="ce133" table:formula="oooc:=COUNTIF([.N$7:.N$1015];[.$K2])" office:value-type="float" office:value="0">
            <text:p>0</text:p>
          </table:table-cell>
          <table:table-cell table:style-name="ce133" table:formula="oooc:=COUNTIF([.O$7:.O$101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5];[.$K3])" office:value-type="float" office:value="0">
            <text:p>0</text:p>
          </table:table-cell>
          <table:table-cell table:style-name="ce133" table:formula="oooc:=COUNTIF([.M$7:.M$1015];[.$K3])" office:value-type="float" office:value="0">
            <text:p>0</text:p>
          </table:table-cell>
          <table:table-cell table:style-name="ce133" table:formula="oooc:=COUNTIF([.N$7:.N$1015];[.$K3])" office:value-type="float" office:value="0">
            <text:p>0</text:p>
          </table:table-cell>
          <table:table-cell table:style-name="ce133" table:formula="oooc:=COUNTIF([.O$7:.O$101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5];[.$K4])" office:value-type="float" office:value="0">
            <text:p>0</text:p>
          </table:table-cell>
          <table:table-cell table:style-name="ce133" table:formula="oooc:=COUNTIF([.M$7:.M$1015];[.$K4])" office:value-type="float" office:value="0">
            <text:p>0</text:p>
          </table:table-cell>
          <table:table-cell table:style-name="ce133" table:formula="oooc:=COUNTIF([.N$7:.N$1015];[.$K4])" office:value-type="float" office:value="0">
            <text:p>0</text:p>
          </table:table-cell>
          <table:table-cell table:style-name="ce133" table:formula="oooc:=COUNTIF([.O$7:.O$101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/>
          <table:table-cell table:style-name="ce107" table:number-columns-repeated="5"/>
          <table:table-cell table:style-name="ce123"/>
          <table:table-cell table:style-name="ce131"/>
          <table:table-cell table:style-name="ce107" table:number-columns-repeated="2"/>
          <table:table-cell table:style-name="Default" office:value-type="string">
            <text:p>N/A</text:p>
          </table:table-cell>
          <table:table-cell table:style-name="ce133" table:formula="oooc:=COUNTIF([.L$7:.L$1015];[.$K5])" office:value-type="float" office:value="0">
            <text:p>0</text:p>
          </table:table-cell>
          <table:table-cell table:style-name="ce133" table:formula="oooc:=COUNTIF([.M$7:.M$1015];[.$K5])" office:value-type="float" office:value="0">
            <text:p>0</text:p>
          </table:table-cell>
          <table:table-cell table:style-name="ce133" table:formula="oooc:=COUNTIF([.N$7:.N$1015];[.$K5])" office:value-type="float" office:value="0">
            <text:p>0</text:p>
          </table:table-cell>
          <table:table-cell table:style-name="ce133" table:formula="oooc:=COUNTIF([.O$7:.O$101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6">
          <table:table-cell table:style-name="ce109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4" office:value-type="string">
            <text:p>Step 1: Show User management form</text:p>
          </table:table-cell>
          <table:table-cell table:style-name="ce124" office:value-type="string">
            <text:p>- Login by admin/HR account 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</text:span></text:p>
            <text:p/>
          </table:table-cell>
          <table:table-cell table:style-name="ce124" office:value-type="string">
            <text:p><text:span text:style-name="T16">User and </text:span><text:span text:style-name="T16">group </text:span><text:span text:style-name="T16">managemen</text:span><text:span text:style-name="T16">t</text:span><text:span text:style-name="T19"> form is </text:span><text:span text:style-name="T19">shown, </text:span><text:span text:style-name="T19">includes:</text:span></text:p>
            <text:p>-<text:span text:style-name="T16"> User </text:span><text:span text:style-name="T16">Managemen</text:span><text:span text:style-name="T16">t</text:span><text:span text:style-name="T19"> is chosen </text:span><text:span text:style-name="T19">as default, </text:span><text:span text:style-name="T19">existing </text:span><text:span text:style-name="T19">users list is </text:span><text:span text:style-name="T19">shown </text:span><text:span text:style-name="T19">properly</text:span></text:p>
            <text:p><text:span text:style-name="T19">- </text:span><text:span text:style-name="T7">Group </text:span><text:span text:style-name="T7">Managemen</text:span><text:span text:style-name="T7">t</text:span></text:p>
            <text:p><text:span text:style-name="T7">- </text:span><text:span text:style-name="T7">Membershi</text:span><text:span text:style-name="T7">p </text:span><text:span text:style-name="T7">Managemen</text:span><text:span text:style-name="T7">t</text:span></text:p>
            <text:p><text:span text:style-name="T19"/></text:p>
          </table:table-cell>
          <table:table-cell table:style-name="ce124" office:value-type="string">
            <text:p>Medium</text:p>
          </table:table-cell>
          <table:table-cell table:style-name="ce158"/>
          <table:table-cell table:style-name="ce124" table:number-columns-repeated="6"/>
          <table:table-cell table:style-name="ce132"/>
          <table:table-cell table:style-name="ce161"/>
          <table:table-cell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4" office:value-type="string">
            <text:p>Step 1: Register new user</text:p>
          </table:table-cell>
          <table:table-cell table:style-name="ce124" office:value-type="string">
            <text:p>Register new valid user on New Staff page <text:a xlink:href="#creat_new_account">[detail]</text:a></text:p>
          </table:table-cell>
          <table:table-cell table:style-name="ce124" office:value-type="string">
            <text:p>New user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ing users list after registering new one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 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</text:span></text:p>
            <text:p/>
          </table:table-cell>
          <table:table-cell table:style-name="ce124" office:value-type="string">
            <text:p>New user is updated into existing users list (click Quick Search icon to see the update)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4" office:value-type="string">
            <text:p>Step 1: Create users</text:p>
          </table:table-cell>
          <table:table-cell table:style-name="ce124" office:value-type="string">
            <text:p>Create some new valid users on Register page</text:p>
          </table:table-cell>
          <table:table-cell table:style-name="ce124" office:value-type="string">
            <text:p>Users are creat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e pages in users list after registering users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</text:span></text:p>
            <text:p/>
          </table:table-cell>
          <table:table-cell table:style-name="ce124" office:value-type="string">
            <text:p>- Users list divided in pages, 10 users/page</text:p>
            <text:p>- Total page is shown properly</text:p>
            <text:p>- If there's only 1 page for users list, <text:span text:style-name="T7">Back 10 </text:span><text:span text:style-name="T7">pages, </text:span><text:span text:style-name="T7">Previous </text:span><text:span text:style-name="T7">Page, Next </text:span><text:span text:style-name="T7">Page, Next </text:span><text:span text:style-name="T7">10 pages </text:span><text:span text:style-name="T19">are disable</text:span></text:p>
            <text:p>- If total page less than 11, <text:span text:style-name="T7">Next 10 </text:span><text:span text:style-name="T7">Pages</text:span> icon is disable</text:p>
            <text:p>- If there's no page before/after current selecting page, <text:span text:style-name="T7">Previous/Ne</text:span><text:span text:style-name="T7">xt page</text:span> icon is disable</text:p>
            <text:p>- If the number of pages from current selecting page to the first/last page less than 10, <text:span text:style-name="T7">Back/Next </text:span><text:span text:style-name="T7">10 pages</text:span><text:span text:style-name="T19"> </text:span><text:span text:style-name="T19">icon will be </text:span><text:span text:style-name="T19">disable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Create more than 100 users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</text:span></text:p>
            <text:p/>
          </table:table-cell>
          <table:table-cell table:style-name="ce124" office:value-type="string">
            <text:p><text:span text:style-name="T16">User and </text:span><text:span text:style-name="T16">group </text:span><text:span text:style-name="T16">managemen</text:span><text:span text:style-name="T16">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2: Check showing users list in next page of current page</text:p>
          </table:table-cell>
          <table:table-cell table:style-name="ce124" office:value-type="string">
            <text:p>Click <text:span text:style-name="T7">Next </text:span><text:span text:style-name="T7">Page </text:span><text:span text:style-name="T19">icon</text:span></text:p>
          </table:table-cell>
          <table:table-cell table:style-name="ce124" office:value-type="string">
            <text:p>- Next 10 users from previous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3: Check showing user list in previous page of current page</text:p>
          </table:table-cell>
          <table:table-cell table:style-name="ce124" office:value-type="string">
            <text:p>Click <text:span text:style-name="T7">Previous </text:span><text:span text:style-name="T7">Page</text:span> icon</text:p>
          </table:table-cell>
          <table:table-cell table:style-name="ce124" office:value-type="string">
            <text:p>- Previous 10 users from current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4: Check showing users list in Next 10 pages</text:p>
          </table:table-cell>
          <table:table-cell table:style-name="ce124" office:value-type="string">
            <text:p>- Select 1 page (<text:span text:style-name="T7">Next </text:span><text:span text:style-name="T7">10 pages </text:span><text:span text:style-name="T19">icon</text:span> is high light)</text:p>
            <text:p>- Click <text:span text:style-name="T7">Next </text:span><text:span text:style-name="T7">10 pages</text:span><text:span text:style-name="T19"> </text:span><text:span text:style-name="T19">icon</text:span></text:p>
          </table:table-cell>
          <table:table-cell table:style-name="ce153" office:value-type="string">
            <text:p>10 users at page No: current selecting page +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5: Check showing users list in Next 10 pages</text:p>
          </table:table-cell>
          <table:table-cell table:style-name="ce124" office:value-type="string">
            <text:p>- Select 1 page (<text:span text:style-name="T7">Back </text:span><text:span text:style-name="T7">10 pages</text:span> icon is high light)</text:p>
            <text:p>- Click <text:span text:style-name="T7">Back </text:span><text:span text:style-name="T7">10 pages </text:span><text:span text:style-name="T19">icon</text:span></text:p>
          </table:table-cell>
          <table:table-cell table:style-name="ce153" office:value-type="string">
            <text:p>10 users at page No: current selecting page -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6: Check showing users list of specific selected page</text:p>
          </table:table-cell>
          <table:table-cell table:style-name="ce124" office:value-type="string">
            <text:p>Select a specific page number</text:p>
          </table:table-cell>
          <table:table-cell table:style-name="ce153" office:value-type="string">
            <text:p>Users at that page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</text:span></text:p>
            <text:p/>
          </table:table-cell>
          <table:table-cell table:style-name="ce124" office:value-type="string">
            <text:p><text:span text:style-name="T16">User and </text:span><text:span text:style-name="T16">group </text:span><text:span text:style-name="T16">managemen</text:span><text:span text:style-name="T16">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out any searching keyword</text:p>
          </table:table-cell>
          <table:table-cell table:style-name="ce124" office:value-type="string">
            <text:p>Step 2: Check Search function without any searching keyword</text:p>
          </table:table-cell>
          <table:table-cell table:style-name="ce124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all registered existing users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</text:span></text:p>
            <text:p/>
          </table:table-cell>
          <table:table-cell table:style-name="ce124" office:value-type="string">
            <text:p><text:span text:style-name="T16">User and </text:span><text:span text:style-name="T16">group </text:span><text:span text:style-name="T16">managemen</text:span><text:span text:style-name="T16">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2: Do search when search keyword does not exist</text:p>
          </table:table-cell>
          <table:table-cell table:style-name="ce124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3: Do search when search keyword matches un-selected search type</text:p>
          </table:table-cell>
          <table:table-cell table:style-name="ce124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</text:span></text:p>
            <text:p/>
          </table:table-cell>
          <table:table-cell table:style-name="ce124" office:value-type="string">
            <text:p><text:span text:style-name="T16">User and </text:span><text:span text:style-name="T16">group </text:span><text:span text:style-name="T16">managemen</text:span><text:span text:style-name="T16">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completed word when searching keyword matches existing user(s)</text:p>
          </table:table-cell>
          <table:table-cell table:style-name="ce102" office:value-type="string">
            <text:p>Step 2: Do search</text:p>
          </table:table-cell>
          <table:table-cell table:style-name="ce102" office:value-type="string">
            <text:p>- Input completed word into Search <text:span text:style-name="T22">text </text:span><text:span text:style-name="T22">box</text:span> that matches existing users</text:p>
            <text:p>- Choose search type</text:p>
            <text:p>- Click <text:span text:style-name="T7">Search</text:span> icon</text:p>
          </table:table-cell>
          <table:table-cell table:style-name="ce102" office:value-type="string">
            <text:p>Return all registered existing users that match search keyword &amp; search type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</text:span></text:p>
            <text:p/>
          </table:table-cell>
          <table:table-cell table:style-name="ce124" office:value-type="string">
            <text:p><text:span text:style-name="T16">User and </text:span><text:span text:style-name="T16">group </text:span><text:span text:style-name="T16">managemen</text:span><text:span text:style-name="T16">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-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in list that match search keyword and search typ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</text:span></text:p>
            <text:p/>
          </table:table-cell>
          <table:table-cell table:style-name="ce124" office:value-type="string">
            <text:p><text:span text:style-name="T16">User and </text:span><text:span text:style-name="T16">group </text:span><text:span text:style-name="T16">managemen</text:span><text:span text:style-name="T16">t</text:span> 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2: Remove user</text:p>
          </table:table-cell>
          <table:table-cell table:style-name="ce124" office:value-type="string">
            <text:p>- Return to show all users list</text:p>
            <text:p>- Remove an user from users list</text:p>
          </table:table-cell>
          <table:table-cell table:style-name="ce124" office:value-type="string">
            <text:p>Deleted user is removed from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3: Search deleted user</text:p>
          </table:table-cell>
          <table:table-cell table:style-name="ce124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</table:table-cell>
          <table:table-cell table:style-name="ce124" office:value-type="string">
            <text:p><text:span text:style-name="T16">User and </text:span><text:span text:style-name="T16">group </text:span><text:span text:style-name="T16">managemen</text:span><text:span text:style-name="T16">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 completed word but has * to find the right or left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</table:table-cell>
          <table:table-cell table:style-name="ce124" office:value-type="string">
            <text:p><text:span text:style-name="T16">User and </text:span><text:span text:style-name="T16">group </text:span><text:span text:style-name="T16">managemen</text:span><text:span text:style-name="T16">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key word includes special characters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 list with message: No result foun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</table:table-cell>
          <table:table-cell table:style-name="ce124" office:value-type="string">
            <text:p><text:span text:style-name="T16">User and </text:span><text:span text:style-name="T16">group </text:span><text:span text:style-name="T16">managemen</text:span><text:span text:style-name="T16">t</text:span> <text:s/>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Click <text:span text:style-name="T7">Edit </text:span><text:span text:style-name="T7">user</text:span> icon of a specific user from list</text:p>
          </table:table-cell>
          <table:table-cell table:style-name="ce124" office:value-type="string">
            <text:p>Informations of corresponding user are shown with 3 tabs, Account Infor is select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3: Check displaying <text:span text:style-name="T7">Account </text:span><text:span text:style-name="T7">Infor</text:span> tab</text:p>
          </table:table-cell>
          <table:table-cell table:style-name="ce124" office:value-type="string">
            <text:p>Select <text:span text:style-name="T7">Account </text:span><text:span text:style-name="T7">Infor</text:span> tab</text:p>
          </table:table-cell>
          <table:table-cell table:style-name="ce124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</text:span><text:span text:style-name="T7">Password </text:span><text:span text:style-name="T19">and </text:span><text:span text:style-name="T7">Confirm </text:span><text:span text:style-name="T7">New </text:span><text:span text:style-name="T7">Password</text:span><text:span text:style-name="T19"> </text:span><text:span text:style-name="T19">are shown </text:span><text:span text:style-name="T19">only when </text:span><text:span text:style-name="T7">Change </text:span><text:span text:style-name="T7">Password </text:span><text:span text:style-name="T19">option is </text:span><text:span text:style-name="T19">checked, </text:span><text:span text:style-name="T19">otherwise, </text:span><text:span text:style-name="T19">they're </text:span><text:span text:style-name="T19">hidden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4: Check displaying <text:span text:style-name="T7">User </text:span><text:span text:style-name="T7">Profiles</text:span> tab</text:p>
          </table:table-cell>
          <table:table-cell table:style-name="ce124" office:value-type="string">
            <text:p>Select <text:span text:style-name="T7">User </text:span><text:span text:style-name="T7">Profile</text:span></text:p>
          </table:table-cell>
          <table:table-cell table:style-name="ce124" office:value-type="string">
            <text:p>- <text:span text:style-name="T7">Profile </text:span><text:span text:style-name="T7">Infor</text:span> is displayed with current values as default</text:p>
            <text:p>- <text:span text:style-name="T7">Home </text:span><text:span text:style-name="T7">Infor</text:span> <text:span text:style-name="T19">is </text:span><text:span text:style-name="T19">displayed if </text:span><text:span text:style-name="T19">this option is </text:span><text:span text:style-name="T19">selected</text:span></text:p>
            <text:p><text:span text:style-name="T19">- </text:span><text:span text:style-name="T7">Business </text:span><text:span text:style-name="T7">Infor</text:span><text:span text:style-name="T19"> is </text:span><text:span text:style-name="T19">displayed if </text:span><text:span text:style-name="T19">this option is </text:span><text:span text:style-name="T19">selec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5: Check displaying <text:span text:style-name="T7">User </text:span><text:span text:style-name="T7">Membershi</text:span><text:span text:style-name="T7">p</text:span> tab</text:p>
          </table:table-cell>
          <table:table-cell table:style-name="ce124" office:value-type="string">
            <text:p>Select <text:span text:style-name="T7">User </text:span><text:span text:style-name="T7">Membershi</text:span><text:span text:style-name="T7">p </text:span><text:span text:style-name="T19">tab</text:span></text:p>
          </table:table-cell>
          <table:table-cell table:style-name="ce124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Click <text:span text:style-name="T7">Edit </text:span><text:span text:style-name="T7">user</text:span> icon of a specific user from list</text:p>
            <text:p>- Select <text:span text:style-name="T7">Account </text:span><text:span text:style-name="T7">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2: Edit with blank First Name</text:p>
          </table:table-cell>
          <table:table-cell table:style-name="ce124" office:value-type="string">
            <text:p>- Clear current value of First Name (leave blank)</text:p>
            <text:p>- Click <text:span text:style-name="T7">Save</text:span></text:p>
          </table:table-cell>
          <table:table-cell table:style-name="ce124" office:value-type="string">
            <text:p>Show message alerts First Name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3: Edit with First Name contains special characters in the middle</text:p>
          </table:table-cell>
          <table:table-cell table:style-name="ce124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4: Edit with First Name starts with invalid characters</text:p>
          </table:table-cell>
          <table:table-cell table:style-name="ce124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5: Edit with First Name with <text:s/>over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6: Edit with First Name contains space</text:p>
          </table:table-cell>
          <table:table-cell table:style-name="ce124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7: Edit with valid value for First Name</text:p>
          </table:table-cell>
          <table:table-cell table:style-name="ce124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8: Edit with First Name start with number</text:p>
          </table:table-cell>
          <table:table-cell table:style-name="ce124" office:value-type="string">
            <text:p>- Change current value of Fir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Click <text:span text:style-name="T7">Edit </text:span><text:span text:style-name="T7">user</text:span> icon of a specific user from list</text:p>
            <text:p>- Select Account Infor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2: Edit with blank Last Name</text:p>
          </table:table-cell>
          <table:table-cell table:style-name="ce124" office:value-type="string">
            <text:p>- Clear current value of Last Name (leave blank)</text:p>
            <text:p>- Click <text:span text:style-name="T7">Save</text:span></text:p>
          </table:table-cell>
          <table:table-cell table:style-name="ce124" office:value-type="string">
            <text:p>Show message alerts Last Name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3: Edit with Last Name contains special characters in the middle</text:p>
          </table:table-cell>
          <table:table-cell table:style-name="ce124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4: Edit with Last Name starts with invalid characters</text:p>
          </table:table-cell>
          <table:table-cell table:style-name="ce124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5: Edit with Last Name with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6: Edit with Last Name contains space</text:p>
          </table:table-cell>
          <table:table-cell table:style-name="ce124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7: Edit with valid value for Last Name</text:p>
          </table:table-cell>
          <table:table-cell table:style-name="ce124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8: Edit with Last Name start with number</text:p>
          </table:table-cell>
          <table:table-cell table:style-name="ce124" office:value-type="string">
            <text:p>- Change current value of La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Click <text:span text:style-name="T7">Edit </text:span><text:span text:style-name="T7">user</text:span> icon of a specific user from list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2: Edit email with invalid format</text:p>
          </table:table-cell>
          <table:table-cell table:style-name="ce124" office:value-type="string">
            <text:p>- Change current value of Email with invalid format</text:p>
            <text:p>- Click <text:span text:style-name="T7">Save</text:span></text:p>
          </table:table-cell>
          <table:table-cell table:style-name="ce124" office:value-type="string">
            <text:p>Show message alerts email is invali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3: Edit with blank Email</text:p>
          </table:table-cell>
          <table:table-cell table:style-name="ce124" office:value-type="string">
            <text:p>- Leave current Email blank</text:p>
            <text:p>- Click <text:span text:style-name="T7">Save</text:span></text:p>
          </table:table-cell>
          <table:table-cell table:style-name="ce124" office:value-type="string">
            <text:p>Show message alerts Email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4: Edit with valid email</text:p>
          </table:table-cell>
          <table:table-cell table:style-name="ce124" office:value-type="string">
            <text:p>- Change current value of Email with valid value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Click <text:span text:style-name="T7">Edit </text:span><text:span text:style-name="T7">user</text:span> icon of a specific user from list</text:p>
            <text:p>- Select <text:span text:style-name="T7">Account </text:span><text:span text:style-name="T7">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2: Showing fields to input new password</text:p>
          </table:table-cell>
          <table:table-cell table:style-name="ce124" office:value-type="string">
            <text:p>Check <text:span text:style-name="T7">Change </text:span><text:span text:style-name="T7">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</text:span><text:span text:style-name="T19">shown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3: Edit with blank New Password</text:p>
          </table:table-cell>
          <table:table-cell table:style-name="ce151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02" office:value-type="string">
            <text:p>Show message alerts New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4: Edit with New Password/Confirm Password less than 6 characters</text:p>
          </table:table-cell>
          <table:table-cell table:style-name="ce102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 The length of the text in field "New/Confirm Password:" must be between "6" and "30" characters.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5: Edit with New Password/Confirm Password over 30 characters</text:p>
          </table:table-cell>
          <table:table-cell table:style-name="ce102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s Password/Confirm Password can not be over 30 character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6: Edit with New Password &amp; Confirm Password are not the same</text:p>
          </table:table-cell>
          <table:table-cell table:style-name="ce102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7: Edit when copy from New Password and paste to Confirm Password field</text:p>
          </table:table-cell>
          <table:table-cell table:style-name="ce102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8: Edit with blank Confirm New Password</text:p>
          </table:table-cell>
          <table:table-cell table:style-name="ce102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02" office:value-type="string">
            <text:p>Show message alerts Confirm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9: Edit password with valid values</text:p>
          </table:table-cell>
          <table:table-cell table:style-name="ce102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</table:table-cell>
          <table:table-cell table:style-name="ce124" office:value-type="string">
            <text:p>Community Management 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</text:span><text:span text:style-name="T7">user</text:span> icon of a specific user from list</text:p>
            <text:p>- Select <text:span text:style-name="T7">Account </text:span><text:span text:style-name="T7">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Account Infor form</text:p>
            <text:p>- Click Cancel</text:p>
          </table:table-cell>
          <table:table-cell table:style-name="ce102" office:value-type="string">
            <text:p>Account Infor form is close and return to User Management form.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Click <text:span text:style-name="T7">Edit </text:span><text:span text:style-name="T7">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02" office:value-type="string">
            <text:p>Step 2: Change normal User Profile information</text:p>
          </table:table-cell>
          <table:table-cell table:style-name="ce124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4" office:value-type="string">
            <text:p>New changes are saved for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49" office:value-type="string">
            <text:p>Step 3: Change displaying language for user</text:p>
          </table:table-cell>
          <table:table-cell table:style-name="ce124" office:value-type="string">
            <text:p>- In Edit User Profile form: Select new language</text:p>
            <text:p>- Click <text:span text:style-name="T7">Save</text:span></text:p>
          </table:table-cell>
          <table:table-cell table:style-name="ce124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Click <text:span text:style-name="T7">Edit </text:span><text:span text:style-name="T7">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</text:span><text:span text:style-name="T7">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02" office:value-type="string">
            <text:p>Account Infor form is close and return to User Management form. No change is sav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Click <text:span text:style-name="T7">Edit </text:span><text:span text:style-name="T7">user</text:span> icon of a specific user from list</text:p>
            <text:p>- Select <text:span text:style-name="T7">User </text:span><text:span text:style-name="T7">Membershi</text:span><text:span text:style-name="T7">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4" office:value-type="string">
            <text:p>Corresponding role is removed from list of edited user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49" office:value-type="string">
            <text:p>Step 3: Check group's members list after remove a role of user</text:p>
          </table:table-cell>
          <table:table-cell table:style-name="ce124" office:value-type="string">
            <text:p>- Select <text:span text:style-name="T7">Group </text:span><text:span text:style-name="T7">Managemen</text:span><text:span text:style-name="T7">t</text:span> tab</text:p>
            <text:p>- Select group that edited user belongs to</text:p>
          </table:table-cell>
          <table:table-cell table:style-name="ce124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Click <text:span text:style-name="T7">Edit </text:span><text:span text:style-name="T7">user</text:span> icon of a specific user from list</text:p>
            <text:p>- Select <text:span text:style-name="T7">User </text:span><text:span text:style-name="T7">Membershi</text:span><text:span text:style-name="T7">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out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Nothing is delet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4" office:value-type="string">
            <text:p>This user is removed from system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3: Check deleted user in <text:s/>group</text:p>
          </table:table-cell>
          <table:table-cell table:style-name="ce124" office:value-type="string">
            <text:p>- Select Group Management tab - Select group that deleted user belonged to</text:p>
          </table:table-cell>
          <table:table-cell table:style-name="ce124" office:value-type="string">
            <text:p>Deleted user is no more displayed in this group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4: Sign in by deleted account</text:p>
          </table:table-cell>
          <table:table-cell table:style-name="ce124" office:value-type="string">
            <text:p>Use username &amp; password of deleted user to sign in</text:p>
          </table:table-cell>
          <table:table-cell table:style-name="ce124" office:value-type="string">
            <text:p>Show message alerts this username/password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<text:span text:style-name="T9">- Message is </text:span><text:span text:style-name="T9">closed</text:span></text:p>
            <text:p><text:span text:style-name="T9">- Nothing is </text:span><text:span text:style-name="T9">dele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2: Search user</text:p>
          </table:table-cell>
          <table:table-cell table:style-name="ce124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- Matched users are displayed in search result</text:p>
            <text:p>- There's option to delete/edit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3: Delete user</text:p>
          </table:table-cell>
          <table:table-cell table:style-name="ce124" office:value-type="string">
            <text:p>Delete an user from search result</text:p>
          </table:table-cell>
          <table:table-cell table:style-name="ce124" office:value-type="string">
            <text:p>This user is removed from search res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4: Check all existing users list</text:p>
          </table:table-cell>
          <table:table-cell table:style-name="ce124" office:value-type="string">
            <text:p>- Leave Search text field blank </text:p>
            <text:p>- Click <text:span text:style-name="T7">Search</text:span> icon</text:p>
          </table:table-cell>
          <table:table-cell table:style-name="ce124" office:value-type="string">
            <text:p>Return all registered existing users in list except deleted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</table:table-cell>
          <table:table-cell table:style-name="ce124" office:value-type="string">
            <text:p><text:span text:style-name="T16">Group </text:span><text:span text:style-name="T16">Managemen</text:span><text:span text:style-name="T16">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2: Show/hide sub group(s) of a specific group</text:p>
          </table:table-cell>
          <table:table-cell table:style-name="ce124" office:value-type="string">
            <text:p>Select a group from left pane by clicking cross icon (+) or clicking on group name</text:p>
          </table:table-cell>
          <table:table-cell table:style-name="ce124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3: Check showing path to selected group</text:p>
          </table:table-cell>
          <table:table-cell table:style-name="ce124" office:value-type="string">
            <text:p>Select a group then sub group</text:p>
          </table:table-cell>
          <table:table-cell table:style-name="ce124" office:value-type="string">
            <text:p>The path to sub group is displayed in the page above left &amp; right pan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4: Check Up level function while showing sub group</text:p>
          </table:table-cell>
          <table:table-cell table:style-name="ce124" office:value-type="string">
            <text:p>- Select a group then sub group</text:p>
            <text:p>- Click <text:span text:style-name="T7">Up </text:span><text:span text:style-name="T7">level</text:span> icon</text:p>
          </table:table-cell>
          <table:table-cell table:style-name="ce124" office:value-type="string">
            <text:p>Current selecting group will be collapsed, return to expand its parent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5: Check Up level while showing last parent group</text:p>
          </table:table-cell>
          <table:table-cell table:style-name="ce124" office:value-type="string">
            <text:p>- Do not select any group in list</text:p>
            <text:p>- Click <text:span text:style-name="T7">Up </text:span><text:span text:style-name="T7">level </text:span><text:span text:style-name="T19">icon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</table:table-cell>
          <table:table-cell table:style-name="ce124" office:value-type="string">
            <text:p>Group Management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2: Select path to create group</text:p>
          </table:table-cell>
          <table:table-cell table:style-name="ce124" office:value-type="string">
            <text:p>Select group path from left pane</text:p>
          </table:table-cell>
          <table:table-cell table:style-name="ce124" office:value-type="string">
            <text:p>Group Path is displayed in the pane abov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49" office:value-type="string">
            <text:p>Step 3: Show add new group form</text:p>
          </table:table-cell>
          <table:table-cell table:style-name="ce124" office:value-type="string">
            <text:p>Click <text:span text:style-name="T7">Add a </text:span><text:span text:style-name="T7">group</text:span> icon</text:p>
          </table:table-cell>
          <table:table-cell table:style-name="ce124" office:value-type="string">
            <text:p>Add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4: Adding new group</text:p>
          </table:table-cell>
          <table:table-cell table:style-name="ce102" office:value-type="string">
            <text:p>- Input valid values for fields in form</text:p>
            <text:p>- Click <text:span text:style-name="T7">Save</text:span></text:p>
          </table:table-cell>
          <table:table-cell table:style-name="ce102" office:value-type="string">
            <text:p>New group is added successfully and user is added into group created and <text:s/>updated in its parent</text:p>
          </table:table-cell>
          <table:table-cell table:style-name="ce124" office:value-type="string">
            <text:p>High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required fields</text:p>
          </table:table-cell>
          <table:table-cell table:style-name="ce124" office:value-type="string">
            <text:p>Step 2: Add group with blank name</text:p>
          </table:table-cell>
          <table:table-cell table:style-name="ce124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 required fields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starts with number</text:p>
          </table:table-cell>
          <table:table-cell table:style-name="ce124" office:value-type="string">
            <text:p>Step 2: Add group starts with number in Name</text:p>
          </table:table-cell>
          <table:table-cell table:style-name="ce124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 The "Group Name" field must start with a character and must not contain special characters."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</text:span><text:span text:style-name="T7">group when </text:span><text:span text:style-name="T7">Group </text:span><text:span text:style-name="T7">Name starts </text:span><text:span text:style-name="T7">with <text:s/></text:span><text:span text:style-name="T10">dash</text:span>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3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</text:span><text:span text:style-name="T19">group when </text:span><text:span text:style-name="T19">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<text:span text:style-name="T9">dash</text:span> <text:s/>in Group Name</text:p>
          </table:table-cell>
          <table:table-cell table:style-name="ce124" office:value-type="string">
            <text:p><text:span text:style-name="T9">- Input value </text:span><text:span text:style-name="T9">for Group </text:span><text:span text:style-name="T9">Name, start </text:span><text:span text:style-name="T9">with dash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The "Group Name" field must start with a character and must not contain special characters."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8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2: Add new group with lower case</text:p>
          </table:table-cell>
          <table:table-cell table:style-name="ce124" office:value-type="string">
            <text:p>- Input value for Group Name with valid value ( e.g: test)</text:p>
            <text:p><text:s/>- Click Save</text:p>
          </table:table-cell>
          <table:table-cell table:style-name="ce102" office:value-type="string">
            <text:p>New group is added successfully and user is added into group created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3: Add new group with upper case</text:p>
          </table:table-cell>
          <table:table-cell table:style-name="ce124" office:value-type="string">
            <text:p>- Add second new group with the same group name but different with existing by lower/upper case ( e.g: Test)</text:p>
          </table:table-cell>
          <table:table-cell table:style-name="ce102" office:value-type="string">
            <text:p>New group is added successfully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Name contains space</text:p>
          </table:table-cell>
          <table:table-cell table:style-name="ce124" office:value-type="string">
            <text:p>Step 2: Add group with space in Name</text:p>
          </table:table-cell>
          <table:table-cell table:style-name="ce124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group name can not contains spac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contains special characters</text:p>
          </table:table-cell>
          <table:table-cell table:style-name="ce124" office:value-type="string">
            <text:p>Step 2: Add group with special characters in Name</text:p>
          </table:table-cell>
          <table:table-cell table:style-name="ce124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24" office:value-type="string">
            <text:p>Step 2: Add group with Name less than 3 characters</text:p>
          </table:table-cell>
          <table:table-cell table:style-name="ce124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49" office:value-type="string">
            <text:p>Step 3: Add group with Name over 30 characters</text:p>
          </table:table-cell>
          <table:table-cell table:style-name="ce124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label</text:p>
          </table:table-cell>
          <table:table-cell table:style-name="ce124" office:value-type="string">
            <text:p>Step 2: Add group with blank Label</text:p>
          </table:table-cell>
          <table:table-cell table:style-name="ce124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4" office:value-type="string">
            <text:p>- Add new group successfully</text:p>
            <text:p>- Label for new added group will be the group name instead of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02" office:value-type="string">
            <text:p>Step 2: Add group with Label less than 3 characters</text:p>
          </table:table-cell>
          <table:table-cell table:style-name="ce124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49" office:value-type="string">
            <text:p>Step 3: Add group with Label over 30 characters</text:p>
          </table:table-cell>
          <table:table-cell table:style-name="ce124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Description over 255 characters</text:p>
          </table:table-cell>
          <table:table-cell table:style-name="ce102" office:value-type="string">
            <text:p>Step 2: Add group with Des less over 255 characters</text:p>
          </table:table-cell>
          <table:table-cell table:style-name="ce124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Description" must be between "0" and "25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3" office:value-type="string">
            <text:p>Add new group same name with existing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2: Create the first group</text:p>
          </table:table-cell>
          <table:table-cell table:style-name="ce124" office:value-type="string">
            <text:p>- Input valid values for fields</text:p>
            <text:p>- Click <text:span text:style-name="T7">Save</text:span></text:p>
          </table:table-cell>
          <table:table-cell table:style-name="ce124" office:value-type="string">
            <text:p>New group is added &amp; displayed in selected path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49" office:value-type="string">
            <text:p>Step 3: Create same name group in the same path</text:p>
          </table:table-cell>
          <table:table-cell table:style-name="ce124" office:value-type="string">
            <text:p>- Keep current group path</text:p>
            <text:p>- Create new group with same name like group created at step 2</text:p>
          </table:table-cell>
          <table:table-cell table:style-name="ce124" office:value-type="string">
            <text:p>Show message alerts This group name already exists, please enter another one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4: Create same name group in different paths</text:p>
          </table:table-cell>
          <table:table-cell table:style-name="ce151" office:value-type="string">
            <text:p>- Select another group path</text:p>
            <text:p>- Create new group with same name like group created at step 2</text:p>
          </table:table-cell>
          <table:table-cell table:style-name="ce102" office:value-type="string">
            <text:p>Create new same name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/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</text:span><text:span text:style-name="T19">group when </text:span><text:span text:style-name="T19">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dot in Group Name</text:p>
          </table:table-cell>
          <table:table-cell table:style-name="ce124" office:value-type="string">
            <text:p><text:span text:style-name="T9">- Input value </text:span><text:span text:style-name="T9">for Group </text:span><text:span text:style-name="T9">Name, start </text:span><text:span text:style-name="T9">dot 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</text:p>
          </table:table-cell>
          <table:table-cell table:style-name="ce124"/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out selecting group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Do not select any group from left pane</text:p>
            <text:p>- Click <text:span text:style-name="T7">Edit </text:span><text:span text:style-name="T7">group</text:span> icon</text:p>
          </table:table-cell>
          <table:table-cell table:style-name="ce124" office:value-type="string">
            <text:p>Show message alerts user have to select one group to edi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Check Edit group form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group</text:p>
            <text:p>- Click <text:span text:style-name="T7">Edit </text:span><text:span text:style-name="T7">group</text:span> icon</text:p>
          </table:table-cell>
          <table:table-cell table:style-name="ce124" office:value-type="string">
            <text:p>Informations of selecting group is displayed in Edit group form:</text:p>
            <text:p>- <text:span text:style-name="T7">Group </text:span><text:span text:style-name="T7">Name</text:span>: current Name, can not be changed</text:p>
            <text:p>- <text:span text:style-name="T7">Label, </text:span><text:span text:style-name="T7">Description</text:span>: current value, can be chang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blank Label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group</text:p>
            <text:p>- Click <text:span text:style-name="T7">Edit </text:span><text:span text:style-name="T7">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blank Label</text:p>
          </table:table-cell>
          <table:table-cell table:style-name="ce149" office:value-type="string">
            <text:p>Step 2: Edit with blank Label</text:p>
          </table:table-cell>
          <table:table-cell table:style-name="ce124" office:value-type="string">
            <text:p>- Clean current value in Label, leave it blank</text:p>
            <text:p>- Click <text:span text:style-name="T7">Save</text:span></text:p>
          </table:table-cell>
          <table:table-cell table:style-name="ce124" office:value-type="string">
            <text:p>Edit group successfully, value for label is group Name instead of blank as defa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group</text:p>
            <text:p>- Click <text:span text:style-name="T7">Edit </text:span><text:span text:style-name="T7">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49" office:value-type="string">
            <text:p>Step 2: Edit with Label less than 3 characters</text:p>
          </table:table-cell>
          <table:table-cell table:style-name="ce102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4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50" office:value-type="string">
            <text:p>Step 3: Edit with Label over 30 characters</text:p>
          </table:table-cell>
          <table:table-cell table:style-name="ce102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50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contains space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group</text:p>
            <text:p>- Click <text:span text:style-name="T7">Edit </text:span><text:span text:style-name="T7">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contains space</text:p>
          </table:table-cell>
          <table:table-cell table:style-name="ce102" office:value-type="string">
            <text:p>Step 2: Edit with Label contains space</text:p>
          </table:table-cell>
          <table:table-cell table:style-name="ce124" office:value-type="string">
            <text:p>- Change current value of Label contains space</text:p>
            <text:p>- Click <text:span text:style-name="T7">Save</text:span></text:p>
          </table:table-cell>
          <table:table-cell table:style-name="ce124" office:value-type="string">
            <text:p>Edit group successfully. Group is displayed in left pane with edited label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group</text:p>
            <text:p>- Click <text:span text:style-name="T7">Edit </text:span><text:span text:style-name="T7">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</text:p>
          </table:table-cell>
          <table:table-cell table:style-name="ce102" office:value-type="string">
            <text:p>Step 2: Change description of group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 with over max length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group</text:p>
            <text:p>- Click <text:span text:style-name="T7">Edit </text:span><text:span text:style-name="T7">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 with over max length</text:p>
          </table:table-cell>
          <table:table-cell table:style-name="ce102" office:value-type="string">
            <text:p>Step 2: Change description of group with over max length</text:p>
          </table:table-cell>
          <table:table-cell table:style-name="ce124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3" office:value-type="string">
            <text:p>Show message alerts group's description must be less than 255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ith deleting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Delete group with deleting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</text:span><text:span text:style-name="T19">confirm</text:span></text:p>
          </table:table-cell>
          <table:table-cell table:style-name="ce124" office:value-type="string">
            <text:p>Selecting group and its sub groups are deleted. They're disappeared from groups list in lef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6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</text:span><text:span text:style-name="T19">correspondin</text:span><text:span text:style-name="T19">g to one </text:span><text:span text:style-name="T19">group</text:span></text:p>
            <text:p><text:span text:style-name="T19">- Click </text:span><text:span text:style-name="T7">Cancel</text:span><text:span text:style-name="T19"> in </text:span><text:span text:style-name="T19">confirm </text:span><text:span text:style-name="T19">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5" office:value-type="string">
            <text:p>Selecting group and its sub group are not removed from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4" office:value-type="string">
            <text:p>Step 1: Delete group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Do not select any group from left pane</text:p>
            <text:p>- Click <text:span text:style-name="T7">Delete </text:span><text:span text:style-name="T7">Group</text:span> icon</text:p>
          </table:table-cell>
          <table:table-cell table:style-name="ce124" office:value-type="string">
            <text:p>Show message alerts user have to select one group to delete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24" table:number-columns-repeated="6"/>
          <table:table-cell table:style-name="ce132"/>
          <table:table-cell table:style-name="ce159"/>
          <table:table-cell table:style-name="ce162" table:number-columns-repeated="238"/>
        </table:table-row>
        <table:table-row table:style-name="ro23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user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Create new group &amp; assign user A in new added group</text:p>
          </table:table-cell>
          <table:table-cell table:style-name="ce102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2: Check membership of user in a group</text:p>
          </table:table-cell>
          <table:table-cell table:style-name="ce102" office:value-type="string">
            <text:p>- Select above user to edit</text:p>
            <text:p>- Select <text:span text:style-name="T7">User </text:span><text:span text:style-name="T7">Membershi</text:span><text:span text:style-name="T7">p</text:span> tab</text:p>
          </table:table-cell>
          <table:table-cell table:style-name="ce154" office:value-type="string">
            <text:p>New added group name and user's role in that group are displayed in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3: Delete group</text:p>
          </table:table-cell>
          <table:table-cell table:style-name="ce102" office:value-type="string">
            <text:p>- Back to Group management</text:p>
            <text:p>- Delete new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4: Check membership of user in deleted group</text:p>
          </table:table-cell>
          <table:table-cell table:style-name="ce102" office:value-type="string">
            <text:p>- Select above user to edit</text:p>
            <text:p>- Select <text:span text:style-name="T7">User </text:span><text:span text:style-name="T7">Membershi</text:span><text:span text:style-name="T7">p</text:span> tab</text:p>
          </table:table-cell>
          <table:table-cell table:style-name="ce102" office:value-type="string">
            <text:p>Deleted group name and user's role in that group are disappears in list.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pages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2: Create page for group</text:p>
          </table:table-cell>
          <table:table-cell table:style-name="ce124" office:value-type="string">
            <text:p>Create some pages for added group</text:p>
          </table:table-cell>
          <table:table-cell table:style-name="ce124" office:value-type="string">
            <text:p>- Create pages successfully</text:p>
            <text:p>- Those pages are listed in Manage Pages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3: Edit group's pages</text:p>
          </table:table-cell>
          <table:table-cell table:style-name="ce124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4" office:value-type="string">
            <text:p>Edit page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49" office:value-type="string">
            <text:p>Step 4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5: Check existing of deleted group's pages that was not changed Edit permission</text:p>
          </table:table-cell>
          <table:table-cell table:style-name="ce102" office:value-type="string">
            <text:p>- Go to <text:span text:style-name="T7">Exo </text:span><text:span text:style-name="T7">Start/ </text:span><text:span text:style-name="T7">Administrati</text:span><text:span text:style-name="T7">on/ </text:span><text:span text:style-name="T7">Advanced/ </text:span><text:span text:style-name="T7">Manage </text:span><text:span text:style-name="T7">Pages</text:span></text:p>
            <text:p><text:span text:style-name="T19">- Search </text:span><text:span text:style-name="T19">pages of </text:span><text:span text:style-name="T19">deleted </text:span><text:span text:style-name="T19">group</text:span></text:p>
          </table:table-cell>
          <table:table-cell table:style-name="ce102" office:value-type="string">
            <text:p>No page is foun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6: Check existing of deleted group's pages that was <text:s/>changed Edit permission</text:p>
          </table:table-cell>
          <table:table-cell table:style-name="ce151" office:value-type="string">
            <text:p>Search pages of deleted group with “owner is” is the group that was re-assigned Edit permission</text:p>
          </table:table-cell>
          <table:table-cell table:style-name="ce102" office:value-type="string">
            <text:p>No page is found ( while deleting a group, it will delete all pages owned by that group)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creating page for deleted group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2: Check create page for added group by wizard</text:p>
          </table:table-cell>
          <table:table-cell table:style-name="ce102" office:value-type="string">
            <text:p>Use account of user A to create new page for added group by wizard</text:p>
          </table:table-cell>
          <table:table-cell table:style-name="ce102" office:value-type="string">
            <text:p>Added group's nav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3: Check create page for added group by Advanced</text:p>
          </table:table-cell>
          <table:table-cell table:style-name="ce102" office:value-type="string">
            <text:p>Use account of user A to create new page for added group in Manage Pages in Advanced</text:p>
          </table:table-cell>
          <table:table-cell table:style-name="ce102" office:value-type="string">
            <text:p>Added group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4: Delete group</text:p>
          </table:table-cell>
          <table:table-cell table:style-name="ce102" office:value-type="string">
            <text:p>Use Admin/HR account to delete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5: Check creating page for deleted group by wizard</text:p>
          </table:table-cell>
          <table:table-cell table:style-name="ce102" office:value-type="string">
            <text:p>Use account of user A to create new page for deleted group by wizard</text:p>
          </table:table-cell>
          <table:table-cell table:style-name="ce102" office:value-type="string">
            <text:p>Deleted group's nav disappears in list, can not select to create page for deleted group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02" office:value-type="string">
            <text:p>Step 6: Check creating page for deleted group by Advanced</text:p>
          </table:table-cell>
          <table:table-cell table:style-name="ce102" office:value-type="string">
            <text:p>Use account of user A to create new page for deleted group in Manage Pages in Advanced</text:p>
          </table:table-cell>
          <table:table-cell table:style-name="ce102" office:value-type="string">
            <text:p>Added group disappears from list, can not select to ad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2: Create navigation for added group</text:p>
          </table:table-cell>
          <table:table-cell table:style-name="ce151" office:value-type="string">
            <text:p>Use account of user A to create navigation for new added group </text:p>
          </table:table-cell>
          <table:table-cell table:style-name="ce102" office:value-type="string">
            <text:p>Navigation for new added group is created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49" office:value-type="string">
            <text:p>Step 3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4: Check existing of deleted group's navigation</text:p>
          </table:table-cell>
          <table:table-cell table:style-name="ce151" office:value-type="string">
            <text:p>Use Admin account to go to <text:span text:style-name="T7">Group </text:span><text:span text:style-name="T7">navigation </text:span><text:span text:style-name="T7">list</text:span></text:p>
          </table:table-cell>
          <table:table-cell table:style-name="ce102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himself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02" office:value-type="string">
            <text:p>Step 2: Show form to edit group</text:p>
          </table:table-cell>
          <table:table-cell table:style-name="ce124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49" office:value-type="string">
            <text:p>Step 3: Delete group</text:p>
          </table:table-cell>
          <table:table-cell table:style-name="ce124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</text:span><text:span text:style-name="T19">confirm</text:span></text:p>
          </table:table-cell>
          <table:table-cell table:style-name="ce124" office:value-type="string">
            <text:p>Show message alerts You can't delete this group because it is being used by an other program.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another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2: Show form to edit group</text:p>
          </table:table-cell>
          <table:table-cell table:style-name="ce102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3: Delete group by another user</text:p>
          </table:table-cell>
          <table:table-cell table:style-name="ce102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</text:span><text:span text:style-name="T19">confirm</text:span></text:p>
          </table:table-cell>
          <table:table-cell table:style-name="ce124" office:value-type="string">
            <text:p>Selecting group and its sub group are removed from list. They're disappear from group list in the left pane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group ( Platform or Platform/Users or <text:span text:style-name="T22">Platform</text:span>/Guests)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7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4" office:value-type="string">
            <text:p>Delete group which is mandatory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</text:span><text:span text:style-name="T19">correspondin</text:span><text:span text:style-name="T19">g to one </text:span><text:span text:style-name="T19">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on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one</text:p>
          </table:table-cell>
          <table:table-cell table:style-name="ce102" office:value-type="string">
            <text:p>Step 2: Add user without select anyone</text:p>
          </table:table-cell>
          <table:table-cell table:style-name="ce124" office:value-type="string">
            <text:p>- Do not input value for <text:span text:style-name="T7">Username</text:span></text:p>
            <text:p><text:span text:style-name="T7">- </text:span><text:span text:style-name="T19">Select </text:span><text:span text:style-name="T19">Membership </text:span><text:span text:style-name="T19">type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 The field "User Name" is required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n-available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n-available user into group</text:p>
          </table:table-cell>
          <table:table-cell table:style-name="ce102" office:value-type="string">
            <text:p>Step 2: Add unavailable user</text:p>
          </table:table-cell>
          <table:table-cell table:style-name="ce124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4" office:value-type="string">
            <text:p>Show message alerts input user name does not ex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search user function when add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3: Search available user with completed user name</text:p>
          </table:table-cell>
          <table:table-cell table:style-name="ce124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4: Search un-available user</text:p>
          </table:table-cell>
          <table:table-cell table:style-name="ce151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02" office:value-type="string">
            <text:p>No result is returned in search resul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5: Search with in completed word but has * to find the left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6: Search with not completed word</text:p>
          </table:table-cell>
          <table:table-cell table:style-name="ce124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contains <text:span text:style-name="T22">incomplete</text:span> word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7: Search with key word includes special characters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s list with message: Empty data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2: Add new membership</text:p>
          </table:table-cell>
          <table:table-cell table:style-name="ce102" office:value-type="string">
            <text:p>- Login by another admin/HR manager in another place</text:p>
            <text:p>- Add new Membership in Membership Management</text:p>
          </table:table-cell>
          <table:table-cell table:style-name="ce102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3: Check membership list when add new user before refresh list</text:p>
          </table:table-cell>
          <table:table-cell table:style-name="ce102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02" office:value-type="string">
            <text:p>New added membership has not been list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4: Add user into group with new added membership</text:p>
          </table:table-cell>
          <table:table-cell table:style-name="ce102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02" office:value-type="string">
            <text:p>Membership list in Membership field is updated with new added membership at step 2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different roles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02" office:value-type="string">
            <text:p>Step 2: Add user into group with the first role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49" office:value-type="string">
            <text:p>Step 3: Add user into group with another role</text:p>
          </table:table-cell>
          <table:table-cell table:style-name="ce124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the same exiting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02" office:value-type="string">
            <text:p>Step 2: Add user into group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49" office:value-type="string">
            <text:p>Step 3: Add user into group with the same role</text:p>
          </table:table-cell>
          <table:table-cell table:style-name="ce124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4" office:value-type="string">
            <text:p>Show message alerts this user with this role already exists in current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duplicate user into a group with the same role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<text:span text:style-name="T24">- Input the </text:span><text:span text:style-name="T24">same user </text:span><text:span text:style-name="T24">name are <text:s/></text:span><text:span text:style-name="T24">s</text:span><text:span text:style-name="T25">eparated</text:span><text:span text:style-name="T24"> by </text:span><text:span text:style-name="T24">comma </text:span></text:p>
            <text:p><text:span text:style-name="T26">- Select the </text:span><text:span text:style-name="T26">same </text:span><text:span text:style-name="T26">membership </text:span></text:p>
            <text:p><text:span text:style-name="T26">- Click Save</text:span></text:p>
          </table:table-cell>
          <table:table-cell table:style-name="ce102" office:value-type="string">
            <text:p>Show message alert user name duplicate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 into group and after delete an user 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 group</text:p>
          </table:table-cell>
          <table:table-cell table:style-name="ce124" office:value-type="string">
            <text:p>Step 1: Show root of group list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Do not select any group in the groups list</text:p>
          </table:table-cell>
          <table:table-cell table:style-name="ce124" office:value-type="string">
            <text:p>- Groups list is shown</text:p>
            <text:p>- A blank users list is shown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 group</text:p>
          </table:table-cell>
          <table:table-cell table:style-name="ce102" office:value-type="string">
            <text:p>Step 2: Add user</text:p>
          </table:table-cell>
          <table:table-cell table:style-name="ce124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4" office:value-type="string">
            <text:p>Show message alerts you have to select group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3: Add user</text:p>
          </table:table-cell>
          <table:table-cell table:style-name="ce124" office:value-type="string">
            <text:p>- In form: don't option any user in Select User form</text:p>
            <text:p>- Click <text:span text:style-name="T7">Add</text:span></text:p>
          </table:table-cell>
          <table:table-cell table:style-name="ce124" office:value-type="string">
            <text:p>Show message alert you have check at least one use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3: Add multi users</text:p>
          </table:table-cell>
          <table:table-cell table:style-name="ce124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3: Add some users</text:p>
          </table:table-cell>
          <table:table-cell table:style-name="ce124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</text:span><text:span text:style-name="T7">Managemen</text:span><text:span text:style-name="T7">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</text:span><text:span text:style-name="T7">Name</text:span>: current Name, can not be changed</text:p>
            <text:p>- <text:span text:style-name="T7">Membershi</text:span><text:span text:style-name="T7">p</text:span>: current value, can be chang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for user from existing group</text:p>
          </table:table-cell>
          <table:table-cell table:style-name="ce149" office:value-type="string">
            <text:p>Step 2: Edit membership</text:p>
          </table:table-cell>
          <table:table-cell table:style-name="ce124" office:value-type="string">
            <text:p>- Change current value in membership for user</text:p>
            <text:p>- Click <text:span text:style-name="T7">Save</text:span></text:p>
          </table:table-cell>
          <table:table-cell table:style-name="ce124" office:value-type="string">
            <text:p>Membership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</text:span><text:span text:style-name="T7">Managemen</text:span><text:span text:style-name="T7">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</text:span><text:span text:style-name="T7">Name</text:span>: current Name, can not be changed</text:p>
            <text:p>- <text:span text:style-name="T7">Membershi</text:span><text:span text:style-name="T7">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ith <text:s text:c="2"/>existing</text:p>
          </table:table-cell>
          <table:table-cell table:style-name="ce102" office:value-type="string">
            <text:p>Step 2: Edit membership with <text:s text:c="2"/>existing</text:p>
          </table:table-cell>
          <table:table-cell table:style-name="ce124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4" office:value-type="string">
            <text:p>Show message alert Membership type is existing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</text:p>
            <text:p>- Select <text:span text:style-name="T7">Group </text:span><text:span text:style-name="T7">Managemen</text:span><text:span text:style-name="T7">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</text:span><text:span text:style-name="T7">Name</text:span>: current Name, can not be changed</text:p>
            <text:p>- <text:span text:style-name="T7">Membershi</text:span><text:span text:style-name="T7">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2: Delete user from existing group</text:p>
          </table:table-cell>
          <table:table-cell table:style-name="ce124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3: Edit membership</text:p>
          </table:table-cell>
          <table:table-cell table:style-name="ce124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4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membership name</text:p>
            <text:p>- Click <text:span text:style-name="T7">Save</text:span></text:p>
          </table:table-cell>
          <table:table-cell table:style-name="ce102" office:value-type="string">
            <text:p>New membership is created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3: Select group</text:p>
          </table:table-cell>
          <table:table-cell table:style-name="ce124" office:value-type="string">
            <text:p>- Select Group Management tab 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4: Add user into group</text:p>
          </table:table-cell>
          <table:table-cell table:style-name="ce152" office:value-type="string">
            <text:p><text:span text:style-name="T24">- Input value </text:span><text:span text:style-name="T24">for </text:span><text:span text:style-name="T24">username</text:span></text:p>
            <text:p><text:span text:style-name="T26">- Select </text:span><text:span text:style-name="T26">membership </text:span><text:span text:style-name="T26">which </text:span><text:span text:style-name="T26">created </text:span><text:span text:style-name="T26">above</text:span></text:p>
            <text:p><text:span text:style-name="T26">- Click 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5: show edit user form</text:p>
          </table:table-cell>
          <table:table-cell table:style-name="ce124" office:value-type="string">
            <text:p>- Select an user is added into group above </text:p>
            <text:p>-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</text:span><text:span text:style-name="T7">Name</text:span>: current Name, can not be changed</text:p>
            <text:p>- <text:span text:style-name="T7">Membershi</text:span><text:span text:style-name="T7">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6: Show Membership Management tab</text:p>
          </table:table-cell>
          <table:table-cell table:style-name="ce124" office:value-type="string"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7: Delete membership</text:p>
          </table:table-cell>
          <table:table-cell table:style-name="ce124" office:value-type="string">
            <text:p>- Select membership is created and Click Delete icon corresponding to one membership</text:p>
            <text:p>- Click <text:span text:style-name="T7">OK </text:span><text:span text:style-name="T19">in </text:span><text:span text:style-name="T19">confirm </text:span><text:span text:style-name="T19">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8: Check group after delete membership</text:p>
          </table:table-cell>
          <table:table-cell table:style-name="ce124" office:value-type="string">
            <text:p>- Select Group Management tab - Select group which added user</text:p>
          </table:table-cell>
          <table:table-cell table:style-name="ce124" office:value-type="string">
            <text:p>- Don't show user in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3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4" office:value-type="string">
            <text:p><text:span text:style-name="T9">- Pop-up </text:span><text:span text:style-name="T9">message is </text:span><text:span text:style-name="T9">closed</text:span></text:p>
            <text:p><text:span text:style-name="T9">- No user is </text:span><text:span text:style-name="T9">removed</text:span>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Add existing user in a specific group with 1 or more roles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2: Check membership of user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</text:span><text:span text:style-name="T7">Membershi</text:span><text:span text:style-name="T7">p</text:span> tab</text:p>
          </table:table-cell>
          <table:table-cell table:style-name="ce124" office:value-type="string">
            <text:p>Information about added group &amp; role are display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4: Check Membership of user in User profile after removed from specific group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</text:span><text:span text:style-name="T7">Membershi</text:span><text:span text:style-name="T7">p</text:span> tab</text:p>
          </table:table-cell>
          <table:table-cell table:style-name="ce124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075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<text:span text:style-name="T17">- Go to </text:span><text:span text:style-name="T27">User </text:span><text:span text:style-name="T27">and group </text:span><text:span text:style-name="T27">managemen</text:span><text:span text:style-name="T27">t</text:span><text:span text:style-name="T17"> Page from </text:span><text:span text:style-name="T17">UserToolBar</text:span><text:span text:style-name="T17">GroupPortlet </text:span></text:p>
            <text:p><text:span text:style-name="T17">- Select </text:span><text:span text:style-name="T28">Group </text:span><text:span text:style-name="T28">Managemen</text:span><text:span text:style-name="T28">t</text:span><text:span text:style-name="T17"> tab </text:span></text:p>
            <text:p>- Add existing user in a specific group with 1 or more roles</text:p>
            <text:p/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2: Check showing group's pages before deleting user from group</text:p>
          </table:table-cell>
          <table:table-cell table:style-name="ce102" office:value-type="string">
            <text:p>- Login by added user above</text:p>
            <text:p>- Create some pages for that group</text:p>
          </table:table-cell>
          <table:table-cell table:style-name="ce154" office:value-type="string">
            <text:p>Group's pages are shown proper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4: Check showing group's page after user was removed from that group</text:p>
          </table:table-cell>
          <table:table-cell table:style-name="ce102" office:value-type="string">
            <text:p>Login by above user</text:p>
          </table:table-cell>
          <table:table-cell table:style-name="ce157" office:value-type="string">
            <text:p><text:span text:style-name="T29">- If user </text:span><text:span text:style-name="T29">already is </text:span><text:span text:style-name="T29">removed </text:span><text:span text:style-name="T29">from group </text:span><text:span text:style-name="T29">(has no role </text:span><text:span text:style-name="T29">in group </text:span><text:span text:style-name="T29">anymore): </text:span></text:p>
            <text:p><text:span text:style-name="T29">he can not </text:span><text:span text:style-name="T29">see any </text:span><text:span text:style-name="T29">page </text:span><text:span text:style-name="T29">belongs to </text:span><text:span text:style-name="T29">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7">Group </text:span><text:span text:style-name="T7">Managemen</text:span><text:span text:style-name="T7">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2: Show Edit membership form</text:p>
          </table:table-cell>
          <table:table-cell table:style-name="ce102" office:value-type="string">
            <text:p>Click Edit icon corresponding to one membership</text:p>
          </table:table-cell>
          <table:table-cell table:style-name="ce157" office:value-type="string">
            <text:p>- Edit membership form appea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Click delete icon</text:p>
          </table:table-cell>
          <table:table-cell table:style-name="ce157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4: Check edit membership of user which removed from group</text:p>
          </table:table-cell>
          <table:table-cell table:style-name="ce102" office:value-type="string">
            <text:p>Click Save in Edit Membership form</text:p>
          </table:table-cell>
          <table:table-cell table:style-name="ce157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077</text:p>
          </table:table-cell>
          <table:table-cell table:style-name="ce48" office:value-type="string">
            <text:p>PLT_04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blank name membership in Membership Management</text:p>
          </table:table-cell>
          <table:table-cell table:style-name="ce102" office:value-type="string">
            <text:p>Step 2: Add new membership with no name</text:p>
          </table:table-cell>
          <table:table-cell table:style-name="ce124" office:value-type="string">
            <text:p>- Leave Name blank</text:p>
            <text:p>- Click <text:span text:style-name="T7">Save</text:span></text:p>
          </table:table-cell>
          <table:table-cell table:style-name="ce124" office:value-type="string">
            <text:p>Show message alerts membership name must be inpu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special characters in Name by Membership management</text:p>
          </table:table-cell>
          <table:table-cell table:style-name="ce102" office:value-type="string">
            <text:p>Step 2: Add membership with special characters in name</text:p>
          </table:table-cell>
          <table:table-cell table:style-name="ce151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02" office:value-type="string">
            <text:p>Show message alert only alpha, digit, dash and underscore characters allowed for the field Membership name.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less than 3 or over 30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4" office:value-type="string">
            <text:p>Show message alerts Membership name must be over 3 and less than 30 charact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4" office:value-type="string">
            <text:p>Step 1: Create membership</text:p>
          </table:table-cell>
          <table:table-cell table:style-name="ce124" office:value-type="string">
            <text:p>- Input valid Name</text:p>
            <text:p>- Click <text:span text:style-name="T7">Save</text:span>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the same with existing</text:p>
          </table:table-cell>
          <table:table-cell table:style-name="ce102" office:value-type="string">
            <text:p>Step 2: Create same name membership</text:p>
          </table:table-cell>
          <table:table-cell table:style-name="ce124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4" office:value-type="string">
            <text:p>Show message alerts this membership already exist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</text:p>
            <text:p>with Description over 255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text:s/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02" office:value-type="string">
            <text:p>Step 2: Check Reset when add new membership form is blank</text:p>
          </table:table-cell>
          <table:table-cell table:style-name="ce124" office:value-type="string">
            <text:p>- Do not input any value in add new membership form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49" office:value-type="string">
            <text:p>Step 3: Check Reset when already input value into fields</text:p>
          </table:table-cell>
          <table:table-cell table:style-name="ce124" office:value-type="string">
            <text:p>- Input Name, Description</text:p>
            <text:p>- Click <text:span text:style-name="T7">Reset</text:span></text:p>
          </table:table-cell>
          <table:table-cell table:style-name="ce124" office:value-type="string">
            <text:p>Fields are cleaned, all fields are blank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3</text:p>
          </table:table-cell>
          <table:table-cell table:style-name="ce145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02" office:value-type="string">
            <text:p>Step 2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PLT_04_03</text:p>
          </table:table-cell>
          <table:table-cell table:style-name="ce145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49" office:value-type="string">
            <text:p>Step 3: Edit Description with valid value</text:p>
          </table:table-cell>
          <table:table-cell table:style-name="ce124" office:value-type="string">
            <text:p>- Change current value in Description</text:p>
            <text:p>- Click <text:span text:style-name="T7">Save</text:span></text:p>
          </table:table-cell>
          <table:table-cell table:style-name="ce124" office:value-type="string">
            <text:p>Description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 <text:span text:style-name="T7">OK </text:span><text:span text:style-name="T19">in </text:span><text:span text:style-name="T19">confirm </text:span><text:span text:style-name="T19">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out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<text:span text:style-name="T7"> </text:span><text:span text:style-name="T7">Cancel </text:span><text:span text:style-name="T19">in </text:span><text:span text:style-name="T19">confirm </text:span><text:span text:style-name="T19">message</text:span></text:p>
          </table:table-cell>
          <table:table-cell table:style-name="ce124" office:value-type="string">
            <text:p>That membership is not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8">
          <table:table-cell table:style-name="ce110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himself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- Login by admin/HR manager</text:p>
            <text:p>- Click Edit icon corresponding to one membership in Membership management form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another</text:p>
          </table:table-cell>
          <table:table-cell table:style-name="ce102" office:value-type="string">
            <text:p>Step 2: Delete membership by another user</text:p>
          </table:table-cell>
          <table:table-cell table:style-name="ce124" office:value-type="string">
            <text:p>- Login by another admin/HR manager in another place </text:p>
            <text:p>- Click <text:span text:style-name="T7">Delete </text:span><text:span text:style-name="T19">icon </text:span><text:span text:style-name="T19">correspondin</text:span><text:span text:style-name="T19">g to above </text:span><text:span text:style-name="T19">membership</text:span></text:p>
            <text:p><text:span text:style-name="T19">- Click </text:span><text:span text:style-name="T7">OK </text:span><text:span text:style-name="T19">to </text:span><text:span text:style-name="T19">confirm</text:span>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Delete above membership type in Membership Management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49" office:value-type="string">
            <text:p>Step 3: Check existing of user in group</text:p>
          </table:table-cell>
          <table:table-cell table:style-name="ce124" office:value-type="string">
            <text:p>Back to group at step 1</text:p>
          </table:table-cell>
          <table:table-cell table:style-name="ce124" office:value-type="string">
            <text:p>The user with deleted membership disappears from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090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2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are displayed in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3: Delete membership</text:p>
          </table:table-cell>
          <table:table-cell table:style-name="ce124" office:value-type="string">
            <text:p>Go to Membership Management &amp; delete membership that is assigned for user at step 1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4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disappears from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091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4" office:value-type="string">
            <text:p>Step 1: Select membership</text:p>
          </table:table-cell>
          <table:table-cell table:style-name="ce124" office:value-type="string">
            <text:p>- Login by admin/HR account <text:s/></text:p>
            <text:p>- Go to <text:span text:style-name="T16">User </text:span><text:span text:style-name="T16">and group </text:span><text:span text:style-name="T16">managemen</text:span><text:span text:style-name="T16">t</text:span> Page <text:span text:style-name="T17">from </text:span><text:span text:style-name="T17">UserToolBar</text:span><text:span text:style-name="T17">GroupPortlet </text:span></text:p>
            <text:p>- Select <text:span text:style-name="T16">Membershi</text:span><text:span text:style-name="T16">p</text:span><text:span text:style-name="T7"> </text:span><text:span text:style-name="T7">Managemen</text:span><text:span text:style-name="T7">t</text:span> tab</text:p>
            <text:p>- Select membership is member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10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ch is mandatory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<text:span text:style-name="T19"> icon </text:span><text:span text:style-name="T19">correspondin</text:span><text:span text:style-name="T19">g to one </text:span><text:span text:style-name="T19">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8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7" table:default-cell-style-name="ce107"/>
        <table:table-column table:style-name="co28" table:default-cell-style-name="ce163"/>
        <table:table-column table:style-name="co29" table:default-cell-style-name="ce164"/>
        <table:table-column table:style-name="co30" table:default-cell-style-name="ce164"/>
        <table:table-column table:style-name="co31" table:default-cell-style-name="ce164"/>
        <table:table-column table:style-name="co22" table:default-cell-style-name="ce164"/>
        <table:table-column table:style-name="co23" table:default-cell-style-name="ce164"/>
        <table:table-column table:style-name="co24" table:default-cell-style-name="ce164"/>
        <table:table-column table:style-name="co10" table:number-columns-repeated="248" table:default-cell-style-name="ce164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2" table:number-columns-repeated="3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22];[.$K1])" office:value-type="float" office:value="0">
            <text:p>0</text:p>
          </table:table-cell>
          <table:table-cell table:style-name="ce133" table:formula="oooc:=COUNTIF([.M$7:.M$1022];[.$K1])" office:value-type="float" office:value="0">
            <text:p>0</text:p>
          </table:table-cell>
          <table:table-cell table:style-name="ce133" table:formula="oooc:=COUNTIF([.N$7:.N$1022];[.$K1])" office:value-type="float" office:value="0">
            <text:p>0</text:p>
          </table:table-cell>
          <table:table-cell table:style-name="ce133" table:formula="oooc:=COUNTIF([.O$7:.O$1022];[.$K1])" office:value-type="float" office:value="0">
            <text:p>0</text:p>
          </table:table-cell>
          <table:table-cell table:style-name="ce112" table:number-columns-repeated="2"/>
          <table:table-cell table:style-name="ce193" table:number-columns-repeated="218"/>
          <table:table-cell table:style-name="ce123" table:number-columns-repeated="21"/>
        </table:table-row>
        <table:table-row table:style-name="ro22">
          <table:table-cell/>
          <table:table-cell table:style-name="ce123" table:number-columns-repeated="4"/>
          <table:table-cell table:style-name="ce107"/>
          <table:table-cell table:style-name="ce123" table:number-columns-repeated="4"/>
          <table:table-cell table:style-name="ce133" office:value-type="string">
            <text:p>Failed</text:p>
          </table:table-cell>
          <table:table-cell table:style-name="ce133" table:formula="oooc:=COUNTIF([.L$7:.L$1022];[.$K2])" office:value-type="float" office:value="0">
            <text:p>0</text:p>
          </table:table-cell>
          <table:table-cell table:style-name="ce133" table:formula="oooc:=COUNTIF([.M$7:.M$1022];[.$K2])" office:value-type="float" office:value="0">
            <text:p>0</text:p>
          </table:table-cell>
          <table:table-cell table:style-name="ce133" table:formula="oooc:=COUNTIF([.N$7:.N$1022];[.$K2])" office:value-type="float" office:value="0">
            <text:p>0</text:p>
          </table:table-cell>
          <table:table-cell table:style-name="ce133" table:formula="oooc:=COUNTIF([.O$7:.O$1022];[.$K2])" office:value-type="float" office:value="0">
            <text:p>0</text:p>
          </table:table-cell>
          <table:table-cell table:style-name="ce123" table:number-columns-repeated="241"/>
        </table:table-row>
        <table:table-row table:style-name="ro5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22];[.$K3])" office:value-type="float" office:value="0">
            <text:p>0</text:p>
          </table:table-cell>
          <table:table-cell table:style-name="ce133" table:formula="oooc:=COUNTIF([.M$7:.M$1022];[.$K3])" office:value-type="float" office:value="0">
            <text:p>0</text:p>
          </table:table-cell>
          <table:table-cell table:style-name="ce133" table:formula="oooc:=COUNTIF([.N$7:.N$1022];[.$K3])" office:value-type="float" office:value="0">
            <text:p>0</text:p>
          </table:table-cell>
          <table:table-cell table:style-name="ce133" table:formula="oooc:=COUNTIF([.O$7:.O$1022];[.$K3])" office:value-type="float" office:value="0">
            <text:p>0</text:p>
          </table:table-cell>
          <table:table-cell table:style-name="ce135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1041])" office:value-type="float" office:value="80" table:number-columns-spanned="3" table:number-rows-spanned="1">
            <text:p>80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22];[.$K4])" office:value-type="float" office:value="0">
            <text:p>0</text:p>
          </table:table-cell>
          <table:table-cell table:style-name="ce133" table:formula="oooc:=COUNTIF([.M$7:.M$1022];[.$K4])" office:value-type="float" office:value="0">
            <text:p>0</text:p>
          </table:table-cell>
          <table:table-cell table:style-name="ce133" table:formula="oooc:=COUNTIF([.N$7:.N$1022];[.$K4])" office:value-type="float" office:value="0">
            <text:p>0</text:p>
          </table:table-cell>
          <table:table-cell table:style-name="ce133" table:formula="oooc:=COUNTIF([.O$7:.O$1022];[.$K4])" office:value-type="float" office:value="0">
            <text:p>0</text:p>
          </table:table-cell>
          <table:table-cell table:style-name="ce136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22];[.$K5])" office:value-type="float" office:value="0">
            <text:p>0</text:p>
          </table:table-cell>
          <table:table-cell table:style-name="ce133" table:formula="oooc:=COUNTIF([.M$7:.M$1022];[.$K5])" office:value-type="float" office:value="0">
            <text:p>0</text:p>
          </table:table-cell>
          <table:table-cell table:style-name="ce133" table:formula="oooc:=COUNTIF([.N$7:.N$1022];[.$K5])" office:value-type="float" office:value="0">
            <text:p>0</text:p>
          </table:table-cell>
          <table:table-cell table:style-name="ce133" table:formula="oooc:=COUNTIF([.O$7:.O$1022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107" table:number-columns-repeated="237"/>
        </table:table-row>
        <table:table-row table:style-name="ro24">
          <table:table-cell table:style-name="ce109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</text:span><text:span text:style-name="T7">on/Applicati</text:span><text:span text:style-name="T7">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</text:span><text:span text:style-name="T31">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</text:span><text:span text:style-name="T17">values for </text:span><text:span text:style-name="T17">Permission </text:span><text:span text:style-name="T17">Settings </text:span></text:p>
            <text:p>- Click <text:span text:style-name="T7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</text:span><text:span text:style-name="T7">on/Applicati</text:span><text:span text:style-name="T7">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</text:span><text:span text:style-name="T31">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02" office:value-type="string">
            <text:p>Step 3: Add new category with no name</text:p>
          </table:table-cell>
          <table:table-cell table:style-name="ce124" office:value-type="string">
            <text:p>- Leave <text:span text:style-name="T7">Category </text:span><text:span text:style-name="T7">Name </text:span><text:span text:style-name="T19">blank</text:span></text:p>
            <text:p><text:span text:style-name="T19">- Input valid </text:span><text:span text:style-name="T19">values for </text:span><text:span text:style-name="T19">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</text:span><text:span text:style-name="T7">on/Applicati</text:span><text:span text:style-name="T7">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</text:span><text:span text:style-name="T31">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02" office:value-type="string">
            <text:p>Step 3: Add new category with name starts with number</text:p>
          </table:table-cell>
          <table:table-cell table:style-name="ce124" office:value-type="string">
            <text:p>- Input value for <text:span text:style-name="T7">Category </text:span><text:span text:style-name="T7">Name</text:span><text:span text:style-name="T19"> with </text:span><text:span text:style-name="T19">number as </text:span><text:span text:style-name="T19">the first </text:span><text:span text:style-name="T19">character</text:span></text:p>
            <text:p><text:span text:style-name="T19">- Input valid </text:span><text:span text:style-name="T19">values for </text:span><text:span text:style-name="T19">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80" office:value-type="string">
            <text:p>The "Category name: " field must start with a character and must not contain special characters."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</text:span><text:span text:style-name="T7">on/Applicati</text:span><text:span text:style-name="T7">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32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</text:span><text:span text:style-name="T31">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02" office:value-type="string">
            <text:p>Step 3: Add new category with name starts with dash and underscore characters</text:p>
          </table:table-cell>
          <table:table-cell table:style-name="ce124" office:value-type="string">
            <text:p>- Input value for <text:span text:style-name="T7">Category </text:span><text:span text:style-name="T7">Name</text:span><text:span text:style-name="T19"> with </text:span><text:span text:style-name="T19">dash </text:span><text:span text:style-name="T19">characters </text:span><text:span text:style-name="T19">as the first </text:span><text:span text:style-name="T19">character</text:span></text:p>
            <text:p><text:span text:style-name="T19">- Input valid </text:span><text:span text:style-name="T19">values for </text:span><text:span text:style-name="T19">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must start with a characte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</text:span><text:span text:style-name="T7">on/Applicati</text:span><text:span text:style-name="T7">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</text:span><text:span text:style-name="T31">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3: Add new category with name contains alpha, digit, underscore and dash in the middle</text:p>
          </table:table-cell>
          <table:table-cell table:style-name="ce176" office:value-type="string">
            <text:p><text:span text:style-name="T32">- Input value </text:span><text:span text:style-name="T32">for Category </text:span><text:span text:style-name="T33">name</text:span><text:span text:style-name="T32">, </text:span><text:span text:style-name="T32">contains </text:span><text:span text:style-name="T32">alpha, digit, </text:span><text:span text:style-name="T32">underscore </text:span><text:span text:style-name="T34">and dash </text:span><text:span text:style-name="T34">characters in </text:span><text:span text:style-name="T34">the middle </text:span><text:span text:style-name="T34">(e.g: </text:span><text:span text:style-name="T34">new.categor</text:span><text:span text:style-name="T34">y or alli_test)</text:span></text:p>
            <text:p><text:span text:style-name="T32">- Input valid </text:span><text:span text:style-name="T32">values for </text:span><text:span text:style-name="T32">others</text:span></text:p>
            <text:p><text:span text:style-name="T32">- Click </text:span><text:span text:style-name="T35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</text:span><text:span text:style-name="T7">on/Applicati</text:span><text:span text:style-name="T7">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</text:span><text:span text:style-name="T31">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02" office:value-type="string">
            <text:p>Step 3: Add new category with name contains special characters</text:p>
          </table:table-cell>
          <table:table-cell table:style-name="ce124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re allowed for Categor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1" office:value-type="string">
            <text:p>Step 1: Add the first category</text:p>
          </table:table-cell>
          <table:table-cell table:style-name="ce141" office:value-type="string">
            <text:p>In Application Registry:</text:p>
            <text:p>Add a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same name categories</text:p>
          </table:table-cell>
          <table:table-cell table:style-name="ce102" office:value-type="string">
            <text:p>Step 2: Add same name category</text:p>
          </table:table-cell>
          <table:table-cell table:style-name="ce124" office:value-type="string">
            <text:p>Add new category that has name the same with new added category at step 1</text:p>
          </table:table-cell>
          <table:table-cell table:style-name="ce124" office:value-type="string">
            <text:p>Show message alert this category name already exist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</text:span><text:span text:style-name="T7">on/Applicati</text:span><text:span text:style-name="T7">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</text:span><text:span text:style-name="T31">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3: Add the first category</text:p>
          </table:table-cell>
          <table:table-cell table:style-name="ce141" office:value-type="string">
            <text:p>Add a category with valid values ( 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24" office:value-type="string">
            <text:p>Step 4: Create new same Category name</text:p>
          </table:table-cell>
          <table:table-cell table:style-name="ce102" office:value-type="string">
            <text:p>Create the second category name with the same category name but different with existing by lower/upper case (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1" office:value-type="string">
            <text:p>Step 1: Add new category with name less than 3 characters</text:p>
          </table:table-cell>
          <table:table-cell table:style-name="ce141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</text:span><text:span text:style-name="T17">values for </text:span><text:span text:style-name="T17">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the categor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less than 3 or over 30 characters</text:p>
          </table:table-cell>
          <table:table-cell table:style-name="ce141" office:value-type="string">
            <text:p>Step 2: Add new category with name over 30 characters</text:p>
          </table:table-cell>
          <table:table-cell table:style-name="ce141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</text:span><text:span text:style-name="T17">values for </text:span><text:span text:style-name="T17">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Category name: " must be between "3" and "30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isplay </text:span><text:span text:style-name="T7">Name</text:span> blank</text:p>
            <text:p>- Input valid values for others</text:p>
            <text:p><text:span text:style-name="T17">- Input valid </text:span><text:span text:style-name="T17">values for </text:span><text:span text:style-name="T17">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Add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category with blank Display Name</text:p>
          </table:table-cell>
          <table:table-cell table:style-name="ce102" office:value-type="string">
            <text:p>Step 2: Check after add new category with blank Display Name successfully</text:p>
          </table:table-cell>
          <table:table-cell table:style-name="ce124" office:value-type="string">
            <text:p>- Select new added category at above step</text:p>
            <text:p>- Click <text:span text:style-name="T7">Edit</text:span> icon</text:p>
          </table:table-cell>
          <table:table-cell table:style-name="ce124" office:value-type="string">
            <text:p>Information of selecting category is displayed in form: Display Name is not blank, it is the category name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1" office:value-type="string">
            <text:p>Step 1: Add new category with Display name less than 3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</text:span><text:span text:style-name="T17">values for </text:span><text:span text:style-name="T17">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Display Name less than 3 or over 30 characters</text:p>
          </table:table-cell>
          <table:table-cell table:style-name="ce141" office:value-type="string">
            <text:p>Step 2: Add new category with Display name over 30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<text:span text:style-name="T7">Display </text:span><text:span text:style-name="T7">Name,</text:span> contains over 30 characters</text:p>
            <text:p>- Input valid values for others</text:p>
            <text:p><text:span text:style-name="T17">- Input valid </text:span><text:span text:style-name="T17">values for </text:span><text:span text:style-name="T17">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1" office:value-type="string">
            <text:p>Step 1: Add new category without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</text:span><text:span text:style-name="T17">values for </text:span><text:span text:style-name="T17">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blank Description</text:p>
          </table:table-cell>
          <table:table-cell table:style-name="ce102" office:value-type="string">
            <text:p>Step 2: Check after adding new category with blank Description successfully</text:p>
          </table:table-cell>
          <table:table-cell table:style-name="ce124" office:value-type="string">
            <text:p>Select new added category, click <text:span text:style-name="T7">Edit</text:span> icon</text:p>
          </table:table-cell>
          <table:table-cell table:style-name="ce124" office:value-type="string">
            <text:p>Edit selecting category is shown, Description is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1" office:value-type="string">
            <text:p>Step 1: Add new category <text:s/>with over max length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</text:span><text:span text:style-name="T17">values for </text:span><text:span text:style-name="T17">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Description: " must be between "0" and "255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</text:span><text:span text:style-name="T7">on/Applicati</text:span><text:span text:style-name="T7">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</text:span><text:span text:style-name="T31">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3: Check when choose public option for new category</text:p>
          </table:table-cell>
          <table:table-cell table:style-name="ce171" office:value-type="string">
            <text:p>- Input valid values for Category Settings</text:p>
            <text:p>- Choose “Make it public” option in Permission Settings</text:p>
          </table:table-cell>
          <table:table-cell table:style-name="ce171" office:value-type="string">
            <text:p>The form to list specific groups/memberships below disappear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4: Complete creating public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</text:span><text:span text:style-name="T7">on/Applicati</text:span><text:span text:style-name="T7">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</text:span><text:span text:style-name="T31">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3: Check form to select group/membership for permission</text:p>
          </table:table-cell>
          <table:table-cell table:style-name="ce171" office:value-type="string">
            <text:p>- Input valid values for Category Settings</text:p>
            <text:p>- Click <text:span text:style-name="T7">Add </text:span><text:span text:style-name="T7">Permission</text:span></text:p>
          </table:table-cell>
          <table:table-cell table:style-name="ce171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4: Check after select group/membership to assign right on new category</text:p>
          </table:table-cell>
          <table:table-cell table:style-name="ce171" office:value-type="string">
            <text:p>Select group from left pane then select membership from right pane</text:p>
          </table:table-cell>
          <table:table-cell table:style-name="ce171" office:value-type="string">
            <text:p>Selected group/membership are displayed as one row in Group and Membership form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5: Complete adding new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1" office:value-type="string">
            <text:p>Step 1: Show select group/membership to assign right form</text:p>
          </table:table-cell>
          <table:table-cell table:style-name="ce141" office:value-type="string">
            <text:p>In add new category form in Application Registry: </text:p>
            <text:p>- Select Permission Setting tab</text:p>
            <text:p>- Click <text:span text:style-name="T7">Add </text:span><text:span text:style-name="T7">Permission</text:span></text:p>
          </table:table-cell>
          <table:table-cell table:style-name="ce143" office:value-type="string">
            <text:p>Select permission form is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Check selecting group/membership in case select membership before selecting any group</text:p>
          </table:table-cell>
          <table:table-cell table:style-name="ce171" office:value-type="string">
            <text:p>Step 2: Select membership</text:p>
          </table:table-cell>
          <table:table-cell table:style-name="ce171" office:value-type="string">
            <text:p>- Do not select any group in left pane</text:p>
            <text:p>- Click to select one membership in right pane</text:p>
          </table:table-cell>
          <table:table-cell table:style-name="ce171" office:value-type="string">
            <text:p>Show message alerts have to select group before select any membership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</text:span><text:span text:style-name="T7">on/Applicati</text:span><text:span text:style-name="T7">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</text:span><text:span text:style-name="T31">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3: Create category with no permission</text:p>
          </table:table-cell>
          <table:table-cell table:style-name="ce175" office:value-type="string">
            <text:p>- Input valid values for Category Settings </text:p>
            <text:p>- Click <text:span text:style-name="T7">Save</text:span></text:p>
          </table:table-cell>
          <table:table-cell table:style-name="ce102" office:value-type="string">
            <text:p>Show message alerts permission for category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</text:span><text:span text:style-name="T7">on/Applicati</text:span><text:span text:style-name="T7">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</text:span><text:span text:style-name="T31">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</text:span><text:span text:style-name="T9">values for </text:span><text:span text:style-name="T9">Permission </text:span><text:span text:style-name="T9">Settings </text:span></text:p>
            <text:p>- Click <text:span text:style-name="T7">Cancel</text:span></text:p>
          </table:table-cell>
          <table:table-cell table:style-name="ce102" office:value-type="string">
            <text:p><text:span text:style-name="T9">- A category </text:span><text:span text:style-name="T9">form is </text:span><text:span text:style-name="T9">closed</text:span></text:p>
            <text:p><text:span text:style-name="T9">- No new </text:span><text:span text:style-name="T9">category is </text:span><text:span text:style-name="T42">added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3: Edit display name with valid value</text:p>
          </table:table-cell>
          <table:table-cell table:style-name="ce124" office:value-type="string">
            <text:p>- Change current Display name with valid valu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4: Edit display name is blank</text:p>
          </table:table-cell>
          <table:table-cell table:style-name="ce124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4" office:value-type="string">
            <text:p>Edit category successfully, value for display name is category Name instead of blank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5: Edit Display Name less than 3 characters</text:p>
          </table:table-cell>
          <table:table-cell table:style-name="ce124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4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6: Edit Display Name over 30 characters</text:p>
          </table:table-cell>
          <table:table-cell table:style-name="ce124" office:value-type="string">
            <text:p>- Change Display Name over 30 characters</text:p>
            <text:p>- Click <text:span text:style-name="T7">Save</text:span></text:p>
          </table:table-cell>
          <table:table-cell table:style-name="ce124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57" office:value-type="string">
            <text:p>Step 7: Edit category with display name contains space</text:p>
          </table:table-cell>
          <table:table-cell table:style-name="ce124" office:value-type="string">
            <text:p>- Change current value of display name contains spac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3" office:value-type="string">
            <text:p>Edit Description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3: Change Description of category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category successfully with new Description is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4: Change Description with over max length</text:p>
          </table:table-cell>
          <table:table-cell table:style-name="ce124" office:value-type="string">
            <text:p>- Change current Description with over 255 characters </text:p>
            <text:p>- Click Save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1" office:value-type="string">
            <text:p>Step 1: Add public category</text:p>
          </table:table-cell>
          <table:table-cell table:style-name="ce141" office:value-type="string">
            <text:p>Create new category with checked “Make it public” option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2: Check public category</text:p>
          </table:table-cell>
          <table:table-cell table:style-name="ce124" office:value-type="string">
            <text:p>- Add some application (public) into added category</text:p>
            <text:p/>
          </table:table-cell>
          <table:table-cell table:style-name="ce124" office:value-type="string">
            <text:p>Everyone can see this category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3: Edit category</text:p>
          </table:table-cell>
          <table:table-cell table:style-name="ce124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4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4: Check accessing above category without right</text:p>
          </table:table-cell>
          <table:table-cell table:style-name="ce171" office:value-type="string">
            <text:p>- Use account of user who is not in the selected group to assign right at step 3</text:p>
            <text:p/>
          </table:table-cell>
          <table:table-cell table:style-name="ce181" office:value-type="string">
            <text:p>Can't see category which user does not have right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5: Check accessing above category with right</text:p>
          </table:table-cell>
          <table:table-cell table:style-name="ce171" office:value-type="string">
            <text:p>- Login by user who is in selected group/membership when assign right at step 3</text:p>
            <text:p/>
          </table:table-cell>
          <table:table-cell table:style-name="ce171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1" office:value-type="string">
            <text:p>Step 1: Add category with limit of access users</text:p>
          </table:table-cell>
          <table:table-cell table:style-name="ce141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2: Check accessing category with right</text:p>
          </table:table-cell>
          <table:table-cell table:style-name="ce124" office:value-type="string">
            <text:p>Go to create page by for group by user who is in selected group/membership that has access right on added category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3: Check accessing category without right</text:p>
          </table:table-cell>
          <table:table-cell table:style-name="ce124" office:value-type="string">
            <text:p>Go to create page by for group by user who is not in selected group/membership that has access right on added category</text:p>
          </table:table-cell>
          <table:table-cell table:style-name="ce124" office:value-type="string">
            <text:p>This category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4: Change access right of category to public</text:p>
          </table:table-cell>
          <table:table-cell table:style-name="ce171" office:value-type="string">
            <text:p>Edit above category with checked “Make it public” option</text:p>
          </table:table-cell>
          <table:table-cell table:style-name="ce171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5: Check accessing public category</text:p>
          </table:table-cell>
          <table:table-cell table:style-name="ce124" office:value-type="string">
            <text:p>- Login by any user</text:p>
            <text:p>- Go to create page by group at step 3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02" office:value-type="string">
            <text:p>Step 1: Show form to edit category</text:p>
            <text:p>( at window 1)</text:p>
          </table:table-cell>
          <table:table-cell table:style-name="ce124" office:value-type="string">
            <text:p>- Select a category in list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2: Delete category</text:p>
            <text:p>( at window 2)</text:p>
          </table:table-cell>
          <table:table-cell table:style-name="ce124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</text:span><text:span text:style-name="T19">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3: Edit category</text:p>
            <text:p>( at window 1)</text:p>
          </table:table-cell>
          <table:table-cell table:style-name="ce124" office:value-type="string">
            <text:p>- Change current some value</text:p>
            <text:p>- Click <text:span text:style-name="T7">Save</text:span></text:p>
          </table:table-cell>
          <table:table-cell table:style-name="ce124" office:value-type="string">
            <text:p>Show message alert can not save changes to the category that no longer in database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</text:span><text:span text:style-name="T19">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 without confirm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</text:span><text:span text:style-name="T19">confirm </text:span><text:span text:style-name="T19">message</text:span></text:p>
          </table:table-cell>
          <table:table-cell table:style-name="ce124" office:value-type="string">
            <text:p><text:span text:style-name="T9">- Message </text:span><text:span text:style-name="T9">form is </text:span><text:span text:style-name="T9">closed</text:span></text:p>
            <text:p><text:span text:style-name="T9">- No </text:span><text:span text:style-name="T9">category is </text:span><text:span text:style-name="T9">deleted</text:span>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</text:span><text:span text:style-name="T19">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</text:span><text:span text:style-name="T19">confirm </text:span><text:span text:style-name="T19">message</text:span></text:p>
          </table:table-cell>
          <table:table-cell table:style-name="ce160" office:value-type="string">
            <text:p><text:span text:style-name="T9">- Message </text:span><text:span text:style-name="T9">form is </text:span><text:span text:style-name="T9">closed</text:span></text:p>
            <text:p><text:span text:style-name="T9">- No </text:span><text:span text:style-name="T9">category is </text:span><text:span text:style-name="T9">deleted</text:span></text:p>
          </table:table-cell>
          <table:table-cell table:style-name="ce124" office:value-type="string">
            <text:p>Low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</text:span><text:span text:style-name="T7">on/Applicati</text:span><text:span text:style-name="T7">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all category in Application</text:p>
          </table:table-cell>
          <table:table-cell table:style-name="ce102" office:value-type="string">
            <text:p>Step 2: Delete all category in Application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</text:span><text:span text:style-name="T19">confirm</text:span></text:p>
          </table:table-cell>
          <table:table-cell table:style-name="ce124" office:value-type="string">
            <text:p>Show message alert there are no categories. You can click "Add Category" or "Auto Import" button to add category.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49" office:value-type="string">
            <text:p>Step 3: Delete category</text:p>
          </table:table-cell>
          <table:table-cell table:style-name="ce124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</text:span><text:span text:style-name="T19">confirm</text:span></text:p>
          </table:table-cell>
          <table:table-cell table:style-name="ce124" office:value-type="string">
            <text:p>Show message alerts this category is being used, can not delet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2: Show form to edit category</text:p>
          </table:table-cell>
          <table:table-cell table:style-name="ce102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3: Delete category by another user</text:p>
          </table:table-cell>
          <table:table-cell table:style-name="ce102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</text:span><text:span text:style-name="T19">confirm</text:span></text:p>
          </table:table-cell>
          <table:table-cell table:style-name="ce124" office:value-type="string">
            <text:p>Selecting category and all application are deleted. They're disappeared from category list in left pan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</text:span><text:span text:style-name="T7">on/Applicati</text:span><text:span text:style-name="T7">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1" office:value-type="string">
            <text:p>Import application from Application Registry</text:p>
          </table:table-cell>
          <table:table-cell table:style-name="ce171" office:value-type="string">
            <text:p>Step 2: Import</text:p>
          </table:table-cell>
          <table:table-cell table:style-name="ce177" office:value-type="string">
            <text:p>- Click <text:span text:style-name="T7">Import </text:span><text:span text:style-name="T7">Application</text:span> in the top right</text:p>
            <text:p>- Click <text:span text:style-name="T7">OK</text:span> in confirm message</text:p>
          </table:table-cell>
          <table:table-cell table:style-name="ce182" office:value-type="string">
            <text:p>All portlets/gadgets in different categories will be imported and listed in left pane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original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original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valid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new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2: Add application with new display name less than 3 characters</text:p>
          </table:table-cell>
          <table:table-cell table:style-name="ce171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3: Add application with new display name over 30 characters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specific category with existing application in category</text:p>
          </table:table-cell>
          <table:table-cell table:style-name="ce102" office:value-type="string">
            <text:p>Step 2: Add application with existing in category</text:p>
          </table:table-cell>
          <table:table-cell table:style-name="ce124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4" office:value-type="string">
            <text:p>Show message alerts Application is already in category and should select another o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text:s/>specific category without confirmation</text:p>
          </table:table-cell>
          <table:table-cell table:style-name="ce102" office:value-type="string">
            <text:p>Step 2: Add application into category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4" office:value-type="string">
            <text:p><text:span text:style-name="T9">- Add </text:span><text:span text:style-name="T9">application </text:span><text:span text:style-name="T9">form is </text:span><text:span text:style-name="T9">closed</text:span></text:p>
            <text:p><text:span text:style-name="T9">- No </text:span><text:span text:style-name="T9">application is </text:span><text:span text:style-name="T9">add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2" office:value-type="string">
            <text:p>Step 1: Create page by wizard</text:p>
          </table:table-cell>
          <table:table-cell table:style-name="ce172" office:value-type="string">
            <text:p>Create new page by wizard <text:span text:style-name="T36">[detail]</text:span></text:p>
          </table:table-cell>
          <table:table-cell table:style-name="ce172" office:value-type="string">
            <text:p>Page is created successfully 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41" office:value-type="string">
            <text:p>Step 2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3: Set permission for some users</text:p>
          </table:table-cell>
          <table:table-cell table:style-name="ce124" office:value-type="string">
            <text:p>- Select to view new added application</text:p>
            <text:p>- Click <text:span text:style-name="T7">Add </text:span><text:span text:style-name="T7">Permission</text:span> and select group/membership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4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5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6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Show all user(s) (group and membership) can access the portlet. Default, show all values have set at step 3.</text:p>
          </table:table-cell>
          <table:table-cell table:style-name="ce143"/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2: Public application</text:p>
          </table:table-cell>
          <table:table-cell table:style-name="ce124" office:value-type="string">
            <text:p>- Select to view new added application</text:p>
            <text:p>- Choose “Make it public” option</text:p>
          </table:table-cell>
          <table:table-cell table:style-name="ce124" office:value-type="string">
            <text:p>Assign right on application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3: Check accessing public application in public category</text:p>
          </table:table-cell>
          <table:table-cell table:style-name="ce124" office:value-type="string">
            <text:p>- Login by anyone has right to add new page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4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default the <text:span text:style-name="T7">Make it </text:span><text:span text:style-name="T7">public </text:span>option is checked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</text:span><text:span text:style-name="T7">Permission</text:span> and select group A with membership B to access this application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3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<text:span text:style-name="T37">- Go to </text:span><text:span text:style-name="T37">Group editor/</text:span><text:span text:style-name="T37">add new </text:span><text:span text:style-name="T37">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6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1" office:value-type="string">
            <text:p>Step 4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<text:span text:style-name="T37">- Go to </text:span><text:span text:style-name="T37">Group editor/</text:span><text:span text:style-name="T37">add new </text:span><text:span text:style-name="T37">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</text:span><text:span text:style-name="T7">Permission</text:span> and select group C with any membership to access this application</text:p>
          </table:table-cell>
          <table:table-cell table:style-name="ce124" office:value-type="string">
            <text:p>Selected group/membership are displayed as one row in Group and membership Selector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3: Check accessing above application by user has right to access category but does not have right to access application</text:p>
          </table:table-cell>
          <table:table-cell table:style-name="ce124" office:value-type="string">
            <text:p>- Login by user in group A with membership B</text:p>
            <text:p><text:span text:style-name="T37">- Go to </text:span><text:span text:style-name="T37">Group editor/</text:span><text:span text:style-name="T37">add new </text:span><text:span text:style-name="T37">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9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71" office:value-type="string">
            <text:p>Step 4: Check accessing above application by user has right to access the application but does not have right to access the category</text:p>
          </table:table-cell>
          <table:table-cell table:style-name="ce124" office:value-type="string">
            <text:p>- Login by user in group C</text:p>
            <text:p><text:span text:style-name="T37">- Add new </text:span><text:span text:style-name="T37">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The category and of course its application(s) can not be displayed for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Add an application into a specific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- Select above application</text:p>
            <text:p>- Click Edit icon in the right pane</text:p>
          </table:table-cell>
          <table:table-cell table:style-name="ce124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3: Edit application with blank Display Name</text:p>
          </table:table-cell>
          <table:table-cell table:style-name="ce124" office:value-type="string">
            <text:p>- Clean current value in Display Name</text:p>
            <text:p>- Click <text:span text:style-name="T7">Save</text:span></text:p>
          </table:table-cell>
          <table:table-cell table:style-name="ce124" office:value-type="string">
            <text:p>Edit application successfully but Display Name will be Application Name instead of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4: Edit application with Display Name less than 3 characters</text:p>
          </table:table-cell>
          <table:table-cell table:style-name="ce171" office:value-type="string">
            <text:p>- Leave current Display Name less than 3 characters</text:p>
            <text:p>- Click <text:span text:style-name="T7">Save</text:span></text:p>
          </table:table-cell>
          <table:table-cell table:style-name="ce171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5: Edit application with Display Name over 30 characters</text:p>
          </table:table-cell>
          <table:table-cell table:style-name="ce171" office:value-type="string">
            <text:p>- Leave current Display Name over 30 characters</text:p>
            <text:p>- Click <text:span text:style-name="T7">Save</text:span></text:p>
          </table:table-cell>
          <table:table-cell table:style-name="ce171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6: Edit application with Description over 255 characters</text:p>
          </table:table-cell>
          <table:table-cell table:style-name="ce171" office:value-type="string">
            <text:p>- Change current Description with over 255 characters</text:p>
            <text:p>- Click <text:span text:style-name="T7">Save</text:span></text:p>
          </table:table-cell>
          <table:table-cell table:style-name="ce171" office:value-type="string">
            <text:p>Show message alerts Description can not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7: Edit Display Name &amp; Description with valid values</text:p>
          </table:table-cell>
          <table:table-cell table:style-name="ce171" office:value-type="string">
            <text:p>- Change Display Name/Description with valid values</text:p>
            <text:p>- Click <text:span text:style-name="T7">Save</text:span></text:p>
          </table:table-cell>
          <table:table-cell table:style-name="ce171" office:value-type="string">
            <text:p>Changes are saved, application is displayed with new valu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OK</text:span><text:span text:style-name="T19"> to </text:span><text:span text:style-name="T19">confirm</text:span></text:p>
          </table:table-cell>
          <table:table-cell table:style-name="ce124" office:value-type="string">
            <text:p>The application is removed from applications list of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out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Cancel</text:span><text:span text:style-name="T19"> in </text:span><text:span text:style-name="T19">confirm </text:span><text:span text:style-name="T19">message</text:span></text:p>
          </table:table-cell>
          <table:table-cell table:style-name="ce124" office:value-type="string">
            <text:p><text:span text:style-name="T9">- Message </text:span><text:span text:style-name="T9">form is </text:span><text:span text:style-name="T9">closed</text:span></text:p>
            <text:p><text:span text:style-name="T9">- No </text:span><text:span text:style-name="T9">application is </text:span><text:span text:style-name="T9">delet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Select added application &amp; click Edit icon</text:p>
          </table:table-cell>
          <table:table-cell table:style-name="ce124" office:value-type="string">
            <text:p>Edit application form appear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3: Delete application while it is being edited</text:p>
          </table:table-cell>
          <table:table-cell table:style-name="ce124" office:value-type="string">
            <text:p>Click <text:span text:style-name="T7">Delete</text:span> icon of editing application</text:p>
          </table:table-cell>
          <table:table-cell table:style-name="ce124" office:value-type="string">
            <text:p>Show message alerts this application is being used, can not do this action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41" office:value-type="string">
            <text:p>Step 1: Show Port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2: Show portlets list of <text:span text:style-name="T7">Local</text:span> category</text:p>
          </table:table-cell>
          <table:table-cell table:style-name="ce124" office:value-type="string">
            <text:p>Click on <text:span text:style-name="T7">Local</text:span></text:p>
          </table:table-cell>
          <table:table-cell table:style-name="ce124" office:value-type="string">
            <text:p>All portlets in this category are shown, Remote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3: Show portlets list of <text:span text:style-name="T7">Remote</text:span> category</text:p>
          </table:table-cell>
          <table:table-cell table:style-name="ce124" office:value-type="string">
            <text:p>Click on <text:span text:style-name="T7">Remote</text:span></text:p>
          </table:table-cell>
          <table:table-cell table:style-name="ce124" office:value-type="string">
            <text:p>All portlets in this category are shown, Local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41" office:value-type="string">
            <text:p>Step 1: Show Cover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2: Show portlets list</text:p>
          </table:table-cell>
          <table:table-cell table:style-name="ce124" office:value-type="string">
            <text:p>Select one category</text:p>
          </table:table-cell>
          <table:table-cell table:style-name="ce124" office:value-type="string">
            <text:p>All portlets in this category are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3: Show portlet's information</text:p>
          </table:table-cell>
          <table:table-cell table:style-name="ce124" office:value-type="string">
            <text:p>Select one portlet from list</text:p>
          </table:table-cell>
          <table:table-cell table:style-name="ce124" office:value-type="string">
            <text:p>Selected portlet's informations are displayed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showing gadget details information</text:p>
          </table:table-cell>
          <table:table-cell table:style-name="ce141" office:value-type="string">
            <text:p>Step 1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showing gadget details information</text:p>
          </table:table-cell>
          <table:table-cell table:style-name="ce102" office:value-type="string">
            <text:p>Step 2: Show details of a specific gadget</text:p>
          </table:table-cell>
          <table:table-cell table:style-name="ce124" office:value-type="string">
            <text:p>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</text:span><text:span text:style-name="T7">remote </text:span><text:span text:style-name="T7">gadget with </text:span><text:span text:style-name="T7">URL blank </text:span><text:span text:style-name="T7">in </text:span></text:p>
            <text:p><text:span text:style-name="T7">Application </text:span><text:span text:style-name="T7">Registry</text:span>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</text:span><text:span text:style-name="T7">remote </text:span><text:span text:style-name="T7">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<text:span text:style-name="T19">Add a </text:span><text:span text:style-name="T19">remote </text:span><text:span text:style-name="T19">gadget with </text:span><text:span text:style-name="T19">URL blank in </text:span></text:p>
            <text:p><text:span text:style-name="T19">Application </text:span><text:span text:style-name="T19">Registry</text:span>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Leave URL blank</text:p>
            <text:p>- Click <text:span text:style-name="T7">Add</text:span></text:p>
          </table:table-cell>
          <table:table-cell table:style-name="ce124" office:value-type="string">
            <text:p>Show message: “ The "URL" field is requir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</text:span><text:span text:style-name="T7">remote </text:span><text:span text:style-name="T7">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valid URL 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 (http://www.labpixies.com/campaigns/maps/maps.xml) - Click Add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</text:span><text:span text:style-name="T7">remote </text:span><text:span text:style-name="T7">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invalid URL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</text:span><text:span text:style-name="T26">have value is </text:span><text:span text:style-name="T26">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does not contain a valid URL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</text:span><text:span text:style-name="T7">remote </text:span><text:span text:style-name="T7">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without URL of gadget's xml or RSS feed 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</text:span><text:span text:style-name="T26">without URL </text:span><text:span text:style-name="T26">of gadget's </text:span><text:span text:style-name="T26">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 should enter a correct url of gadget's xml or RSS fe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</text:span><text:span text:style-name="T7">remote </text:span><text:span text:style-name="T7">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existing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</text:span><text:span text:style-name="T26">have value is </text:span><text:span text:style-name="T26">existing in </text:span><text:span text:style-name="T26">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is existing, please select another one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95" office:value-type="string">
            <text:p>Add a remote gadget into category when gadget not belong to categories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</text:span><text:span text:style-name="T7">remote </text:span><text:span text:style-name="T7">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4" office:value-type="string">
            <text:p>Selected gadget is added into selecting category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</text:span><text:span text:style-name="T7">remote </text:span><text:span text:style-name="T7">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</text:span><text:span text:style-name="T9">selector form </text:span><text:span text:style-name="T9">is closed</text:span></text:p>
            <text:p><text:span text:style-name="T9">- No gadget </text:span><text:span text:style-name="T9">is </text:span><text:span text:style-name="T42">added into </text:span><text:span text:style-name="T42">category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</text:span><text:span text:style-name="T7">on/Applicati</text:span><text:span text:style-name="T7">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2: Delete all category</text:p>
          </table:table-cell>
          <table:table-cell table:style-name="ce124" office:value-type="string">
            <text:p>- Select all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</text:span><text:span text:style-name="T19">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/>
          </table:table-cell>
          <table:table-cell table:style-name="ce184" office:value-type="string">
            <text:p>Show message alert There is no any category 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</text:span><text:span text:style-name="T7">remote </text:span><text:span text:style-name="T7">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71" office:value-type="string">
            <text:p>Step 3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39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3: Go to Categories form</text:p>
          </table:table-cell>
          <table:table-cell table:style-name="ce171" office:value-type="string">
            <text:p><text:span text:style-name="T26">- Select </text:span><text:span text:style-name="T26">Categories</text:span></text:p>
            <text:p><text:span text:style-name="T26">- Click Auto </text:span><text:span text:style-name="T26">Import in the </text:span><text:span text:style-name="T26">top right </text:span><text:span text:style-name="T26"><text:line-break/></text:span><text:span text:style-name="T26">- Click OK in </text:span><text:span text:style-name="T26">confirm </text:span><text:span text:style-name="T26">message</text:span></text:p>
            <text:p><text:span text:style-name="T26">All </text:span><text:span text:style-name="T26">portlets/gadg</text:span><text:span text:style-name="T26">ets in </text:span><text:span text:style-name="T26">different </text:span><text:span text:style-name="T26">categories </text:span><text:span text:style-name="T26">will be </text:span><text:span text:style-name="T26">imported and </text:span><text:span text:style-name="T26">listed in left </text:span><text:span text:style-name="T26">pane.</text:span></text:p>
            <text:p><text:span text:style-name="T41"/></text:p>
          </table:table-cell>
          <table:table-cell table:style-name="ce171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4: Check remote gadget is saved to local repository</text:p>
          </table:table-cell>
          <table:table-cell table:style-name="ce171" office:value-type="string">
            <text:p>- Return to Categories tab and click import application</text:p>
            <text:p>- Choose gadget category</text:p>
          </table:table-cell>
          <table:table-cell table:style-name="ce171" office:value-type="string">
            <text:p>Display all gadget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1" office:value-type="string">
            <text:p>PLT_07_03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 ( URL of gadget 's xml or RSS feed)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3: Add new same URL</text:p>
          </table:table-cell>
          <table:table-cell table:style-name="ce124" office:value-type="string">
            <text:p>- Input valid URL same with URL above</text:p>
            <text:p>- Click <text:span text:style-name="T7">Add</text:span></text:p>
          </table:table-cell>
          <table:table-cell table:style-name="ce124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 office:value-type="float" office:value="59">
            <text:p>059</text:p>
          </table:table-cell>
          <table:table-cell table:style-name="ce50" office:value-type="string">
            <text:p>PLT_07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02" office:value-type="string">
            <text:p>Step 1: Show form to add a gadget</text:p>
          </table:table-cell>
          <table:table-cell table:style-name="ce102" office:value-type="string">
            <text:p>Click <text:span text:style-name="T7">Create </text:span><text:span text:style-name="T7">a new </text:span><text:span text:style-name="T7">gadget</text:span></text:p>
          </table:table-cell>
          <table:table-cell table:style-name="ce102" office:value-type="string">
            <text:p>A form to input source is shown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4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by inputing valid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</text:span><text:span text:style-name="T7">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invalid source</text:p>
          </table:table-cell>
          <table:table-cell table:style-name="ce171" office:value-type="string">
            <text:p>Step 2: Add gadget with invalid source</text:p>
          </table:table-cell>
          <table:table-cell table:style-name="ce171" office:value-type="string">
            <text:p>- Input invalid content in Source</text:p>
            <text:p>- Click <text:span text:style-name="T7">Add</text:span></text:p>
          </table:table-cell>
          <table:table-cell table:style-name="ce171" office:value-type="string">
            <text:p>Show message alerts the source content is not vali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</text:span><text:span text:style-name="T7">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the Source field blank</text:p>
            <text:p>- Click <text:span text:style-name="T7">Save</text:span></text:p>
          </table:table-cell>
          <table:table-cell table:style-name="ce171" office:value-type="string">
            <text:p>Show message alerts the Source field can not be blank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</text:span><text:span text:style-name="T7">on/Applicati</text:span><text:span text:style-name="T7">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</text:span><text:span text:style-name="T19">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5: Check gadget after added into category</text:p>
          </table:table-cell>
          <table:table-cell table:style-name="ce171" office:value-type="string">
            <text:p>- Choose categories tab</text:p>
            <text:p>- Select category is added gadget</text:p>
          </table:table-cell>
          <table:table-cell table:style-name="ce183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</text:span><text:span text:style-name="T7">on/Applicati</text:span><text:span text:style-name="T7">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</text:span><text:span text:style-name="T19">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</text:span><text:span text:style-name="T9">selector form </text:span><text:span text:style-name="T9">is closed</text:span></text:p>
            <text:p><text:span text:style-name="T9">- No gadget </text:span><text:span text:style-name="T9">is </text:span><text:span text:style-name="T42">added into </text:span><text:span text:style-name="T42">category</text:span></text:p>
            <text:p><text:span text:style-name="T17"/>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</text:span><text:span text:style-name="T7">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nam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name field blank</text:p>
            <text:p>- Click <text:span text:style-name="T7">Save</text:span></text:p>
          </table:table-cell>
          <table:table-cell table:style-name="ce171" office:value-type="string">
            <text:p>Show message alerts The field "Name:" is required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</text:span><text:span text:style-name="T7">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special chars</text:p>
          </table:table-cell>
          <table:table-cell table:style-name="ce171" office:value-type="string">
            <text:p>Step 2: Add gadget with no source</text:p>
          </table:table-cell>
          <table:table-cell table:style-name="ce171" office:value-type="string">
            <text:p>- Input name start by special chars( @$@$)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</text:span><text:span text:style-name="T7">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number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start by number</text:p>
            <text:p>- Click <text:span text:style-name="T7">Save</text:span></text:p>
          </table:table-cell>
          <table:table-cell table:style-name="ce171" office:value-type="string">
            <text:p>Show message alerts The "Name:" field must start with a character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</text:span><text:span text:style-name="T7">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29" office:value-type="string">
            <text:p>Step 2: Add gadget</text:p>
          </table:table-cell>
          <table:table-cell table:style-name="ce124" office:value-type="string">
            <text:p><text:span text:style-name="T9">- Input value </text:span><text:span text:style-name="T9">for Gadget </text:span><text:span text:style-name="T9">Name, </text:span></text:p>
            <text:p>- Click <text:span text:style-name="T7">Save</text:span></text:p>
          </table:table-cell>
          <table:table-cell table:style-name="ce129" office:value-type="string">
            <text:p>New gadget is added successfully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71" office:value-type="string">
            <text:p>Step 3: Add gadget is the same with existing</text:p>
          </table:table-cell>
          <table:table-cell table:style-name="ce171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1" office:value-type="string">
            <text:p>Show message alerts This name already exists, please enter a different name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</text:span><text:span text:style-name="T7">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space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</text:span><text:span text:style-name="T7">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</text:span><text:span text:style-name="T7">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less than 2 or over 50 characters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less than 2 or over 50 characters</text:p>
            <text:p>- Click <text:span text:style-name="T7">Save</text:span></text:p>
          </table:table-cell>
          <table:table-cell table:style-name="ce171" office:value-type="string">
            <text:p>Show message alert The length of the text in field "Name:" must be between "2" and "50" characters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 office:value-type="float" office:value="71">
            <text:p>071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</text:span><text:span text:style-name="T7">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12];6;FIND(&quot;:&quot;;[.F212];1)-FIND(&quot; &quot;;[.F212];1)-1))&gt;VALUE(MID([.F211];6;FIND(&quot;:&quot;;[.F211];1)-FIND(&quot; &quot;;[.F211];1)-1));[.C211];[.C211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02" office:value-type="string">
            <text:p>New gadget form is close and return to Gadget Management form.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0" office:value-type="string">
            <text:p>PLT_07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4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source content</text:p>
            <text:p>- Click <text:span text:style-name="T7">Save</text:span></text:p>
          </table:table-cell>
          <table:table-cell table:style-name="ce124" office:value-type="string">
            <text:p>Information of selected gadget is updat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5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invalid content of gadget</text:p>
            <text:p>- Click <text:span text:style-name="T7">Save</text:span></text:p>
          </table:table-cell>
          <table:table-cell table:style-name="ce124" office:value-type="string">
            <text:p>Show message alert This source is invalid gadget specification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</text:span><text:span text:style-name="T7">remote </text:span><text:span text:style-name="T7">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71" office:value-type="string">
            <text:p>Step 3: Check refresh information</text:p>
          </table:table-cell>
          <table:table-cell table:style-name="ce171" office:value-type="string">
            <text:p>- Select added gadget</text:p>
            <text:p>- Click Refresh information icon in the left pane</text:p>
          </table:table-cell>
          <table:table-cell table:style-name="ce171" office:value-type="string">
            <text:p>- The Information of this gadget is modified on server will be re-update from another o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 office:value-type="float" office:value="75">
            <text:p>075</text:p>
          </table:table-cell>
          <table:table-cell table:style-name="ce51" office:value-type="string">
            <text:p>PLT_07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</text:span><text:span text:style-name="T7">a new </text:span><text:span text:style-name="T7">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source</text:p>
            <text:p>- Click <text:span text:style-name="T7">Add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3: Show edit gadget form</text:p>
          </table:table-cell>
          <table:table-cell table:style-name="ce171" office:value-type="string">
            <text:p>- Click Edit Gadget icon in the left pane</text:p>
          </table:table-cell>
          <table:table-cell table:style-name="ce171" office:value-type="string">
            <text:p>- Information of current gadget is display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4: Edit gadget</text:p>
          </table:table-cell>
          <table:table-cell table:style-name="ce171" office:value-type="string">
            <text:p>- Change some value in source field</text:p>
            <text:p>- Click <text:span text:style-name="T7">Save</text:span></text:p>
          </table:table-cell>
          <table:table-cell table:style-name="ce171" office:value-type="string">
            <text:p>- Change is saved </text:p>
            <text:p>- Edited Gadget is display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5: Check Refresh information</text:p>
          </table:table-cell>
          <table:table-cell table:style-name="ce171" office:value-type="string">
            <text:p>- Select edited gadget</text:p>
            <text:p>- Click Refresh information icon in the left pane</text:p>
          </table:table-cell>
          <table:table-cell table:style-name="ce171" office:value-type="string">
            <text:p>- All information will be update after chang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</text:span><text:span text:style-name="T19">correspondin</text:span><text:span text:style-name="T19">g to a gadget </text:span><text:span text:style-name="T19">in left pane</text:span></text:p>
            <text:p><text:span text:style-name="T19">- Click </text:span><text:span text:style-name="T7">OK</text:span></text:p>
          </table:table-cell>
          <table:table-cell table:style-name="ce171" office:value-type="string">
            <text:p>Gadget is remov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out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</text:span><text:span text:style-name="T19">correspondin</text:span><text:span text:style-name="T19">g to a gadget </text:span><text:span text:style-name="T19">in left pane</text:span></text:p>
            <text:p><text:span text:style-name="T19">- Click </text:span><text:span text:style-name="T7">Cancel</text:span></text:p>
          </table:table-cell>
          <table:table-cell table:style-name="ce124" office:value-type="string">
            <text:p>That gadget is not removed from list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8">
            <text:p>078</text:p>
          </table:table-cell>
          <table:table-cell table:style-name="ce51" office:value-type="string">
            <text:p>PLT_07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4" office:value-type="string">
            <text:p>Step 1: Add new gadget</text:p>
          </table:table-cell>
          <table:table-cell table:style-name="ce124" office:value-type="string">
            <text:p>Add new gadget with valid values</text:p>
          </table:table-cell>
          <table:table-cell table:style-name="ce124" office:value-type="string">
            <text:p>New gadget is added successfully and displayed in the left pan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2: Show form to edit gadget</text:p>
          </table:table-cell>
          <table:table-cell table:style-name="ce102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4" office:value-type="string">
            <text:p>Edit gadget form is shown: informations of selecting gadget are displayed in form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3: Delete gadget by another user</text:p>
          </table:table-cell>
          <table:table-cell table:style-name="ce102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</text:span><text:span text:style-name="T19">confirm</text:span></text:p>
          </table:table-cell>
          <table:table-cell table:style-name="ce124" office:value-type="string">
            <text:p>Selecting gadget is deleted. They're disappeared from gadget list in left pane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73" office:value-type="string">
            <text:p>Step 4: Check gadget which was deleted</text:p>
          </table:table-cell>
          <table:table-cell table:style-name="ce173" office:value-type="string">
            <text:p>- Return to user A</text:p>
            <text:p>- Select deleted gadget </text:p>
            <text:p>- Click Save button</text:p>
          </table:table-cell>
          <table:table-cell table:style-name="ce173" office:value-type="string">
            <text:p>Show message alert can not save changes to the gadget that no longer in databas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Show Application portlet when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</text:span><text:span text:style-name="T7">on/Applicati</text:span><text:span text:style-name="T7">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</text:span><text:span text:style-name="T16">show </text:span><text:span text:style-name="T16">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</text:span><text:span text:style-name="T43">form is </text:span><text:span text:style-name="T43">closed</text:span></text:p>
            <text:p><text:span text:style-name="T43">- Page is </text:span><text:span text:style-name="T43">changed </text:span><text:span text:style-name="T43">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PLT_16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</text:span><text:span text:style-name="T16">show </text:span><text:span text:style-name="T16">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</text:span><text:span text:style-name="T43">form is </text:span><text:span text:style-name="T43">closed</text:span></text:p>
            <text:p><text:span text:style-name="T43">- Page is </text:span><text:span text:style-name="T43">changed </text:span><text:span text:style-name="T43">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 office:value-type="float" office:value="80">
            <text:p>080</text:p>
          </table:table-cell>
          <table:table-cell office:value-type="string">
            <text:p>PLT_16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</text:span><text:span text:style-name="T7">on/Applicati</text:span><text:span text:style-name="T7">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>
            <text:p/>
          </table:table-cell>
          <table:table-cell office:value-type="string">
            <text:p>PLT_16</text:p>
          </table:table-cell>
          <table:table-cell table:style-name="ce145" table:formula="oooc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</text:span><text:span text:style-name="T16">show </text:span><text:span text:style-name="T16">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</text:span><text:span text:style-name="T43">form is </text:span><text:span text:style-name="T43">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office:value-type="string">
            <text:p>PLT_16</text:p>
          </table:table-cell>
          <table:table-cell table:style-name="ce145" table:formula="oooc:=IF(VALUE(MID([.F244];6;FIND(&quot;:&quot;;[.F244];1)-FIND(&quot; &quot;;[.F244];1)-1))&gt;VALUE(MID([.F243];6;FIND(&quot;:&quot;;[.F243];1)-FIND(&quot; &quot;;[.F243];1)-1));[.C243];[.C243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8" office:value-type="string">
            <text:p>- Click Abort icon on the top of the Page Editor composer</text:p>
          </table:table-cell>
          <table:table-cell table:style-name="ce177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office:value-type="string">
            <text:p>PLT_16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table:style-name="ce174" office:value-type="string">
            <text:p>Step 5: Check changes after Abort</text:p>
          </table:table-cell>
          <table:table-cell table:style-name="ce179" office:value-type="string">
            <text:p>Show form to edit portlet again</text:p>
          </table:table-cell>
          <table:table-cell table:style-name="ce179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64973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7"/>
        <table:table-column table:style-name="co32" table:default-cell-style-name="ce144"/>
        <table:table-column table:style-name="co33" table:default-cell-style-name="ce123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View breadcumbs, Sitemap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PLT_08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199" office:value-type="string">
            <text:p>Check breadcrumbs portlet when select a page</text:p>
          </table:table-cell>
          <table:table-cell table:style-name="ce208" office:value-type="string">
            <text:p>Step 1: Check displaying path of selected page from navigation when is has no parent</text:p>
          </table:table-cell>
          <table:table-cell table:style-name="ce208" office:value-type="string">
            <text:p>Select page from page navigation (not child page)</text:p>
          </table:table-cell>
          <table:table-cell table:style-name="ce218" office:value-type="string">
            <text:p>The page name (display name) will be displayed in the breadcumb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08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8" office:value-type="string">
            <text:p>Step 2: Check displaying path of selected page from navigation when it is child page</text:p>
          </table:table-cell>
          <table:table-cell table:style-name="ce208" office:value-type="string">
            <text:p>Select page from page navigation that is child page</text:p>
          </table:table-cell>
          <table:table-cell table:style-name="ce142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PLT_08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9" office:value-type="string">
            <text:p>Step 3: Check link to a specific page from breadcumbs</text:p>
          </table:table-cell>
          <table:table-cell table:style-name="ce142" office:value-type="string">
            <text:p>Click on one name in page path in breadcumbs</text:p>
          </table:table-cell>
          <table:table-cell table:style-name="ce142" office:value-type="string">
            <text:p>That page is shown, the path in breadcumbs is shorte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6" office:value-type="string">
            <text:p>PLT_09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73" office:value-type="string">
            <text:p>Check Site map portlet</text:p>
          </table:table-cell>
          <table:table-cell table:style-name="ce208" office:value-type="string">
            <text:p>Step 1: Show site map page</text:p>
          </table:table-cell>
          <table:table-cell table:style-name="ce208" office:value-type="string">
            <text:p>Click Site map from navigation</text:p>
          </table:table-cell>
          <table:table-cell table:style-name="ce218" office:value-type="string">
            <text:p>Site map page is shown: There's a pane for each page on the first level &amp; its sub page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201" office:value-type="string">
            <text:p>Check Site map portlet</text:p>
          </table:table-cell>
          <table:table-cell table:style-name="ce209" office:value-type="string">
            <text:p>Step 2: Go to page by clicking on site map</text:p>
          </table:table-cell>
          <table:table-cell table:style-name="ce142" office:value-type="string">
            <text:p>Click on page name in site map</text:p>
          </table:table-cell>
          <table:table-cell table:style-name="ce142" office:value-type="string">
            <text:p>Selected page is show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6" office:value-type="string">
            <text:p>PLT_09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74" office:value-type="string">
            <text:p>Check listing pages at the same level in Site map</text:p>
          </table:table-cell>
          <table:table-cell table:style-name="ce210" office:value-type="string">
            <text:p>Step 1: Create pages </text:p>
          </table:table-cell>
          <table:table-cell table:style-name="ce210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9" office:value-type="string">
            <text:p>Create pages successfully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23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202" office:value-type="string">
            <text:p>Check listing pages at the same level in Site map</text:p>
          </table:table-cell>
          <table:table-cell table:style-name="ce211" office:value-type="string">
            <text:p>Step 2: Show site map</text:p>
          </table:table-cell>
          <table:table-cell table:style-name="ce208" office:value-type="string">
            <text:p>Click Site map from navigation</text:p>
          </table:table-cell>
          <table:table-cell table:style-name="ce220" office:value-type="string">
            <text:p>- Pages at the same level are set the same align</text:p>
            <text:p>- Pages at different level are in the different alignment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6" office:value-type="string">
            <text:p>PLT_09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76" office:value-type="string">
            <text:p>Check showing site map in different skins</text:p>
          </table:table-cell>
          <table:table-cell table:style-name="ce210" office:value-type="string">
            <text:p>Step 1: Show site map page</text:p>
          </table:table-cell>
          <table:table-cell table:style-name="ce208" office:value-type="string">
            <text:p>- Login by admin</text:p>
            <text:p>- Click Site map from navigation</text:p>
          </table:table-cell>
          <table:table-cell table:style-name="ce219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0" office:value-type="string">
            <text:p>Step 2: Show Change skin form</text:p>
          </table:table-cell>
          <table:table-cell table:style-name="ce215" office:value-type="string">
            <text:p>Go to <text:span text:style-name="T7">Exo </text:span><text:span text:style-name="T7">Start/ </text:span><text:span text:style-name="T7">Change </text:span><text:span text:style-name="T7">skin</text:span></text:p>
          </table:table-cell>
          <table:table-cell table:style-name="ce215" office:value-type="string">
            <text:p>- Change skin form is shown properly with existing skins in form</text:p>
            <text:p>- Allow user to change skin for portal</text:p>
          </table:table-cell>
          <table:table-cell table:style-name="ce219"/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3: Change skin</text:p>
          </table:table-cell>
          <table:table-cell table:style-name="ce216" office:value-type="string">
            <text:p>Select another skin to display portal</text:p>
          </table:table-cell>
          <table:table-cell table:style-name="ce216" office:value-type="string">
            <text:p>Portal is displayed in new selected skin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4: Check site map in new skin</text:p>
          </table:table-cell>
          <table:table-cell table:style-name="ce208" office:value-type="string">
            <text:p>Click Site map from navigation</text:p>
          </table:table-cell>
          <table:table-cell table:style-name="ce216" office:value-type="string">
            <text:p>Site map is displayed in new selected skin properly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6" office:value-type="string">
            <text:p>PLT_09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204" office:value-type="string">
            <text:p>Check showing when select to the page listed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 </text:p>
          </table:table-cell>
          <table:table-cell table:style-name="ce221" office:value-type="string">
            <text:p>Show site map page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213" office:value-type="string">
            <text:p>Step 2: Select to the page </text:p>
            <text:p>listed in site map</text:p>
          </table:table-cell>
          <table:table-cell table:style-name="ce217" office:value-type="string">
            <text:p>- Click on the page in site map</text:p>
          </table:table-cell>
          <table:table-cell table:style-name="ce21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PLT_09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Expand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Expand All site map</text:p>
          </table:table-cell>
          <table:table-cell table:style-name="ce213" office:value-type="string">
            <text:p>Step 2: Check displaying when </text:p>
            <text:p>click Expand All </text:p>
          </table:table-cell>
          <table:table-cell table:style-name="ce217" office:value-type="string">
            <text:p>- Click on Expand All on Site map</text:p>
          </table:table-cell>
          <table:table-cell table:style-name="ce221" office:value-type="string">
            <text:p>Pages instruction of current using portal is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6" office:value-type="string">
            <text:p>PLT_09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Collapse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Collapse All site map</text:p>
          </table:table-cell>
          <table:table-cell table:style-name="ce213" office:value-type="string">
            <text:p>Step 2: Check displaying when </text:p>
            <text:p>click Collapse All </text:p>
          </table:table-cell>
          <table:table-cell table:style-name="ce217" office:value-type="string">
            <text:p>- Click on Collapse All on Site map</text:p>
          </table:table-cell>
          <table:table-cell table:style-name="ce221" office:value-type="string">
            <text:p>Pages instruction of current using portal don't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7" office:value-type="string">
            <text:p>PLT_17</text:p>
          </table:table-cell>
          <table:table-cell table:style-name="ce117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6" office:value-type="string">
            <text:p>Check showing in exo Star toolbar portlet</text:p>
          </table:table-cell>
          <table:table-cell table:style-name="ce214" office:value-type="string">
            <text:p>Step 1: check showing in exo Star toolbar portlet</text:p>
          </table:table-cell>
          <table:table-cell table:style-name="ce214" office:value-type="string">
            <text:p>- Log in by admin</text:p>
            <text:p>- On the top page, move mouse on <text:span text:style-name="T7">ExoStar</text:span></text:p>
          </table:table-cell>
          <table:table-cell table:style-name="ce214" office:value-type="string">
            <text:p>Show list all functions on <text:span text:style-name="T7">Exostar</text:span><text:span text:style-name="T19"> in </text:span><text:span text:style-name="T19">menu form</text:span>:</text:p>
            <text:p>- <text:span text:style-name="T7">Change </text:span><text:span text:style-name="T7">Language</text:span>: user can change the language displaying on portal</text:p>
            <text:p>- <text:span text:style-name="T7">Change </text:span><text:span text:style-name="T7">skin</text:span>: user can change the skin displaying on portal</text:p>
            <text:p>- <text:span text:style-name="T7">Log out: </text:span><text:span text:style-name="T19">user can out </text:span><text:span text:style-name="T19">to portal</text:span></text:p>
          </table:table-cell>
          <table:table-cell table:style-name="ce221" office:value-type="string">
            <text:p>Medium</text:p>
          </table:table-cell>
          <table:table-cell table:style-name="ce224" table:number-columns-repeated="8"/>
          <table:table-cell table:style-name="ce226" table:number-columns-repeated="239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7" office:value-type="string">
            <text:p>PLT_18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<text:s/>toolbar site portlet</text:p>
          </table:table-cell>
          <table:table-cell table:style-name="ce79" office:value-type="string">
            <text:p>Check showing User Toolbar Site portlet</text:p>
          </table:table-cell>
          <table:table-cell table:style-name="ce212" office:value-type="string">
            <text:p>Step 1: check showing User Site toolbar portlet</text:p>
          </table:table-cell>
          <table:table-cell table:style-name="ce212" office:value-type="string">
            <text:p>- Log in by admin</text:p>
            <text:p>- On the top page, move mouse on <text:span text:style-name="T7">Site</text:span></text:p>
          </table:table-cell>
          <table:table-cell table:style-name="ce212" office:value-type="string">
            <text:p><text:span text:style-name="T16">- Site</text:span>: contain list sites (portals) on the system 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7" office:value-type="string">
            <text:p>PLT_19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group portlet</text:p>
          </table:table-cell>
          <table:table-cell table:style-name="ce79" office:value-type="string">
            <text:p>Check showing User Toolbar Group portlet</text:p>
          </table:table-cell>
          <table:table-cell table:style-name="ce212" office:value-type="string">
            <text:p>Step 1: check showing User Group toolbar portlet</text:p>
          </table:table-cell>
          <table:table-cell table:style-name="ce212" office:value-type="string">
            <text:p>- Log in by admin</text:p>
            <text:p>- On the top page, move mouse on <text:span text:style-name="T7">Group</text:span></text:p>
          </table:table-cell>
          <table:table-cell table:style-name="ce212" office:value-type="string">
            <text:p><text:span text:style-name="T16">- Group</text:span>: contain list all pages of each groups which user is memb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7" office:value-type="string">
            <text:p>PLT_20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dashboard portlet</text:p>
          </table:table-cell>
          <table:table-cell table:style-name="ce79" office:value-type="string">
            <text:p>Check showing User Toolbar Dashboard portlet</text:p>
          </table:table-cell>
          <table:table-cell table:style-name="ce212" office:value-type="string">
            <text:p>Step 1: check showing User Dashboard toolbar portlet</text:p>
          </table:table-cell>
          <table:table-cell table:style-name="ce212" office:value-type="string">
            <text:p>- Log in by admin</text:p>
            <text:p>- On the top page, move mouse on <text:span text:style-name="T7">Dashboard</text:span></text:p>
          </table:table-cell>
          <table:table-cell table:style-name="ce212" office:value-type="string">
            <text:p>- Dashboard: display page of us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7" office:value-type="string">
            <text:p>PLT_21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site navigation</text:p>
          </table:table-cell>
          <table:table-cell table:style-name="ce207" office:value-type="string">
            <text:p>Check displaying Site navigation</text:p>
          </table:table-cell>
          <table:table-cell table:style-name="ce212" office:value-type="string">
            <text:p>Step 1: Check displaying Site Navigation</text:p>
          </table:table-cell>
          <table:table-cell table:style-name="ce212" office:value-type="string">
            <text:p>- Login by admin</text:p>
            <text:p>- Click on <text:span text:style-name="T16">Site</text:span> link</text:p>
          </table:table-cell>
          <table:table-cell table:style-name="ce212" office:value-type="string">
            <text:p>- Display Portal navigation page and user can add/delete portal, can edit layout, edit navigation, edit portal's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7" office:value-type="string">
            <text:p>PLT_22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group navigation</text:p>
          </table:table-cell>
          <table:table-cell table:style-name="ce207" office:value-type="string">
            <text:p>Check displaying Group navigation</text:p>
          </table:table-cell>
          <table:table-cell table:style-name="ce212" office:value-type="string">
            <text:p>Step 1: Check displaying Group Navigation</text:p>
          </table:table-cell>
          <table:table-cell table:style-name="ce212" office:value-type="string">
            <text:p>- Login by admin</text:p>
            <text:p>- Click on <text:span text:style-name="T16">Group</text:span> link</text:p>
          </table:table-cell>
          <table:table-cell table:style-name="ce212" office:value-type="string">
            <text:p>- Show all the the navigation of groups which have created and user can add/edit/delete navigation, edit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7" office:value-type="string">
            <text:p>PLT_23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navigation</text:p>
          </table:table-cell>
          <table:table-cell table:style-name="ce207" office:value-type="string">
            <text:p>Check displaying User Navigation</text:p>
          </table:table-cell>
          <table:table-cell table:style-name="ce212" office:value-type="string">
            <text:p>Step 1: Check displaying Dashboard Navigation</text:p>
          </table:table-cell>
          <table:table-cell table:style-name="ce212" office:value-type="string">
            <text:p>- Login by admin</text:p>
            <text:p>- Click on <text:span text:style-name="T16">Dashboard</text:span> link</text:p>
          </table:table-cell>
          <table:table-cell table:style-name="ce212" office:value-type="string">
            <text:p>Show sub-menu on dashboard. Can add/edit/delete tab, add gadget for tab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7" office:value-type="string">
            <text:p>PLT_24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admin toolbar portlet</text:p>
          </table:table-cell>
          <table:table-cell table:style-name="ce79" office:value-type="string">
            <text:p>Check showing in Admin toolbar portlet</text:p>
          </table:table-cell>
          <table:table-cell table:style-name="ce212" office:value-type="string">
            <text:p>Step 1: Check showing in Admin toolbar portlet</text:p>
          </table:table-cell>
          <table:table-cell table:style-name="ce212" office:value-type="string">
            <text:p><text:span text:style-name="T19">- Log in by </text:span><text:span text:style-name="T19">admin</text:span></text:p>
            <text:p><text:span text:style-name="T19">- Click Site </text:span><text:span text:style-name="T19">or group or </text:span><text:span text:style-name="T19">dashboard </text:span><text:span text:style-name="T19">and move </text:span><text:span text:style-name="T19">mouse on </text:span><text:span text:style-name="T16">Site</text:span><text:span text:style-name="T19"> </text:span><text:span text:style-name="T7">editor </text:span><text:span text:style-name="T7">or Group </text:span><text:span text:style-name="T7">editor or </text:span><text:span text:style-name="T7">Dashboard </text:span><text:span text:style-name="T7">editor</text:span><text:span text:style-name="T19"> link</text:span></text:p>
          </table:table-cell>
          <table:table-cell table:style-name="ce212" office:value-type="string">
            <text:p>Show list all functions for <text:span text:style-name="T7">editor</text:span><text:span text:style-name="T19"> in </text:span><text:span text:style-name="T19">menu form:</text:span></text:p>
            <text:p><text:span text:style-name="T19">- </text:span><text:span text:style-name="T7">Add new </text:span><text:span text:style-name="T7">page: </text:span><text:span text:style-name="T19">user </text:span><text:span text:style-name="T19">can add new </text:span><text:span text:style-name="T19">page by </text:span><text:span text:style-name="T19">wizard</text:span></text:p>
            <text:p><text:span text:style-name="T7">- Edit page: </text:span><text:span text:style-name="T19">user can edit </text:span><text:span text:style-name="T19">current page</text:span><text:span text:style-name="T7"> </text:span></text:p>
            <text:p><text:span text:style-name="T7">- Edit site </text:span><text:span text:style-name="T7">layout: </text:span><text:span text:style-name="T19">user </text:span><text:span text:style-name="T19">can edit </text:span><text:span text:style-name="T19">layout </text:span></text:p>
            <text:p><text:span text:style-name="T44">When click</text:span></text:p>
            <text:p><text:span text:style-name="T37">- Site editor: </text:span><text:span text:style-name="T37">can add/edit </text:span><text:span text:style-name="T37">page and </text:span><text:span text:style-name="T37">edit layout of </text:span><text:span text:style-name="T37">portal</text:span></text:p>
            <text:p><text:span text:style-name="T37">- Group </text:span><text:span text:style-name="T37">editor:can </text:span><text:span text:style-name="T37">add/edit </text:span><text:span text:style-name="T37">page and </text:span><text:span text:style-name="T37">edit layout of </text:span><text:span text:style-name="T37"><text:s/>group</text:span></text:p>
            <text:p><text:span text:style-name="T37">- Dashboard </text:span><text:span text:style-name="T37">editor: can </text:span><text:span text:style-name="T37">add/edit </text:span><text:span text:style-name="T37">page and </text:span><text:span text:style-name="T37">edit layout of </text:span><text:span text:style-name="T37">user</text:span></text:p>
          </table:table-cell>
          <table:table-cell table:style-name="ce22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10"/>
          <table:table-cell table:number-columns-repeated="2"/>
          <table:table-cell table:style-name="ce198"/>
          <table:table-cell table:style-name="ce76"/>
          <table:table-cell table:style-name="ce212" table:number-columns-repeated="3"/>
          <table:table-cell table:number-columns-repeated="248"/>
        </table:table-row>
        <table:table-row table:style-name="ro18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3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7"/>
        <table:table-column table:style-name="co39" table:default-cell-style-name="ce144"/>
        <table:table-column table:style-name="co10" table:default-cell-style-name="ce123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15" table:default-cell-style-name="ce123"/>
        <table:table-column table:style-name="co38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4];[.$K1])" office:value-type="float" office:value="0">
            <text:p>0</text:p>
          </table:table-cell>
          <table:table-cell table:style-name="ce133" table:formula="oooc:=COUNTIF([.M$7:.M$1014];[.$K1])" office:value-type="float" office:value="0">
            <text:p>0</text:p>
          </table:table-cell>
          <table:table-cell table:style-name="ce133" table:formula="oooc:=COUNTIF([.N$7:.N$1014];[.$K1])" office:value-type="float" office:value="0">
            <text:p>0</text:p>
          </table:table-cell>
          <table:table-cell table:style-name="ce133" table:formula="oooc:=COUNTIF([.O$7:.O$1014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4];[.$K2])" office:value-type="float" office:value="0">
            <text:p>0</text:p>
          </table:table-cell>
          <table:table-cell table:style-name="ce133" table:formula="oooc:=COUNTIF([.M$7:.M$1014];[.$K2])" office:value-type="float" office:value="0">
            <text:p>0</text:p>
          </table:table-cell>
          <table:table-cell table:style-name="ce133" table:formula="oooc:=COUNTIF([.N$7:.N$1014];[.$K2])" office:value-type="float" office:value="0">
            <text:p>0</text:p>
          </table:table-cell>
          <table:table-cell table:style-name="ce133" table:formula="oooc:=COUNTIF([.O$7:.O$1014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, drag &amp; Drop Gadget into Dashboard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4];[.$K3])" office:value-type="float" office:value="0">
            <text:p>0</text:p>
          </table:table-cell>
          <table:table-cell table:style-name="ce133" table:formula="oooc:=COUNTIF([.M$7:.M$1014];[.$K3])" office:value-type="float" office:value="0">
            <text:p>0</text:p>
          </table:table-cell>
          <table:table-cell table:style-name="ce133" table:formula="oooc:=COUNTIF([.N$7:.N$1014];[.$K3])" office:value-type="float" office:value="0">
            <text:p>0</text:p>
          </table:table-cell>
          <table:table-cell table:style-name="ce133" table:formula="oooc:=COUNTIF([.O$7:.O$1014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4];[.$K4])" office:value-type="float" office:value="0">
            <text:p>0</text:p>
          </table:table-cell>
          <table:table-cell table:style-name="ce133" table:formula="oooc:=COUNTIF([.M$7:.M$1014];[.$K4])" office:value-type="float" office:value="0">
            <text:p>0</text:p>
          </table:table-cell>
          <table:table-cell table:style-name="ce133" table:formula="oooc:=COUNTIF([.N$7:.N$1014];[.$K4])" office:value-type="float" office:value="0">
            <text:p>0</text:p>
          </table:table-cell>
          <table:table-cell table:style-name="ce133" table:formula="oooc:=COUNTIF([.O$7:.O$1014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14];[.$K5])" office:value-type="float" office:value="0">
            <text:p>0</text:p>
          </table:table-cell>
          <table:table-cell table:style-name="ce133" table:formula="oooc:=COUNTIF([.M$7:.M$1014];[.$K5])" office:value-type="float" office:value="0">
            <text:p>0</text:p>
          </table:table-cell>
          <table:table-cell table:style-name="ce133" table:formula="oooc:=COUNTIF([.N$7:.N$1014];[.$K5])" office:value-type="float" office:value="0">
            <text:p>0</text:p>
          </table:table-cell>
          <table:table-cell table:style-name="ce133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PLT_10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<text:span text:style-name="T22">Displ</text:span><text:span text:style-name="T22">ay</text:span></text:p>
          </table:table-cell>
          <table:table-cell table:style-name="ce51" office:value-type="string">
            <text:p>Show Dashboard form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10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Dashboard\<text:span text:style-name="T22">Displ</text:span><text:span text:style-name="T22">ay</text:span>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6" office:value-type="string">
            <text:p>PLT_11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with all gadget default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25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</text:span><text:span text:style-name="T7">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6" office:value-type="string">
            <text:p>- New gadget is added successfully into dashboard 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6" office:value-type="string">
            <text:p>PLT_1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</text:span><text:span text:style-name="T7">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Leave URL bank</text:p>
            <text:p>- Click <text:span text:style-name="T7">Add </text:span><text:span text:style-name="T7">Gadget</text:span></text:p>
          </table:table-cell>
          <table:table-cell table:style-name="ce216" office:value-type="string">
            <text:p>- Show message alerts text field is required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6" office:value-type="string">
            <text:p>PLT_1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</text:span><text:span text:style-name="T7">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invalid in URL which want to add</text:p>
            <text:p>- Click <text:span text:style-name="T7">Add </text:span><text:span text:style-name="T7">Gadget</text:span></text:p>
          </table:table-cell>
          <table:table-cell table:style-name="ce216" office:value-type="string">
            <text:p>- Show message alerts The inputed url is invalid! Please enter a correct url of gadget's xml or RSS feed !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6" office:value-type="string">
            <text:p>PLT_1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</text:span><text:span text:style-name="T7">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URL is not correct URL of gadget's xml or RSS feed</text:p>
            <text:p>- Click <text:span text:style-name="T7">Add </text:span><text:span text:style-name="T7">Gadget</text:span></text:p>
          </table:table-cell>
          <table:table-cell table:style-name="ce214" office:value-type="string">
            <text:p>- Show message alerts The url is invalid. Please enter a correct url of a gadget xml or of an RSS feed.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6" office:value-type="string">
            <text:p>PLT_12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73" office:value-type="string">
            <text:p>Drag &amp; drop gadget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</text:span><text:span text:style-name="T7">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34" office:value-type="string">
            <text:p>Step 4: drag and drop portlet into space</text:p>
          </table:table-cell>
          <table:table-cell table:style-name="ce149" office:value-type="string">
            <text:p>Click Gadget in the left pane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6" office:value-type="string">
            <text:p>PLT_1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</text:span><text:span text:style-name="T7">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35" office:value-type="string">
            <text:p>Step 4: Change position of gadget</text:p>
          </table:table-cell>
          <table:table-cell table:style-name="ce222" office:value-type="string">
            <text:p>Select a gadget in Gadget Container in the right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6" office:value-type="string">
            <text:p>PLT_13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27" office:value-type="string">
            <text:p>Add new tab for Dashboard</text:p>
          </table:table-cell>
          <table:table-cell table:style-name="ce127" office:value-type="string">
            <text:p>Step 3: Add new tab with valid value</text:p>
          </table:table-cell>
          <table:table-cell table:style-name="ce127" office:value-type="string">
            <text:p>- Click corresponding cross (+) icon on Tabbed Dashboard Portlet</text:p>
            <text:p>- Input name for new tab and click enter</text:p>
          </table:table-cell>
          <table:table-cell table:style-name="ce127" office:value-type="string">
            <text:p>- New tab is added for dashboard successfully</text:p>
          </table:table-cell>
          <table:table-cell table:style-name="ce143" office:value-type="string">
            <text:p>Medium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6" office:value-type="string">
            <text:p>PLT_1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5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27" office:value-type="string">
            <text:p>Step 3: Add new tab start with number</text:p>
          </table:table-cell>
          <table:table-cell table:style-name="ce12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6" office:value-type="string">
            <text:p>PLT_1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<text:span text:style-name="T11">Add new </text:span><text:span text:style-name="T11">tab for </text:span><text:span text:style-name="T11">Dashboard </text:span><text:span text:style-name="T11">starts with <text:s/></text:span><text:span text:style-name="T11">underscore, </text:span><text:span text:style-name="T12">dash</text:span><text:span text:style-name="T11"> and </text:span><text:span text:style-name="T11">dot</text:span>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3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</text:span><text:span text:style-name="T45">for </text:span><text:span text:style-name="T45">Dashboard </text:span><text:span text:style-name="T45">starts with <text:s/></text:span><text:span text:style-name="T45">underscore, </text:span><text:span text:style-name="T46">dash</text:span><text:span text:style-name="T45"> and dot</text:span>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5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</text:span><text:span text:style-name="T45">for </text:span><text:span text:style-name="T45">Dashboard </text:span><text:span text:style-name="T45">starts with <text:s/></text:span><text:span text:style-name="T45">underscore, </text:span><text:span text:style-name="T46">dash</text:span><text:span text:style-name="T45"> and dot</text:span></text:p>
          </table:table-cell>
          <table:table-cell table:style-name="ce127" office:value-type="string">
            <text:p>Step 3: Add new tab start <text:span text:style-name="T45">with <text:s/></text:span><text:span text:style-name="T45">underscore, </text:span><text:span text:style-name="T46">dash</text:span><text:span text:style-name="T45"> and dot</text:span></text:p>
          </table:table-cell>
          <table:table-cell table:style-name="ce127" office:value-type="string">
            <text:p>- Click corresponding cross (+) icon on Tabbed Dashboard Portlet</text:p>
            <text:p>- Input name for new tab start with <text:span text:style-name="T17">underscore, </text:span><text:span text:style-name="T17">dash and dot </text:span><text:s/>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6" office:value-type="string">
            <text:p>PLT_1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27" office:value-type="string">
            <text:p>Step 3: Add new tab contains special characters</text:p>
          </table:table-cell>
          <table:table-cell table:style-name="ce12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6" office:value-type="string">
            <text:p>PLT_1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9" office:value-type="string">
            <text:p><text:span text:style-name="T11">Add new </text:span><text:span text:style-name="T11">tab for </text:span><text:span text:style-name="T11">Dashboard </text:span>when name over 50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</text:span><text:span text:style-name="T45">for </text:span><text:span text:style-name="T45">Dashboard </text:span>when name over 50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</text:span><text:span text:style-name="T45">for </text:span><text:span text:style-name="T45">Dashboard</text:span><text:span text:style-name="T11"> </text:span>when name over 50 characters</text:p>
          </table:table-cell>
          <table:table-cell table:style-name="ce127" office:value-type="string">
            <text:p>Step 3: Add new tab over 50 characters</text:p>
          </table:table-cell>
          <table:table-cell table:style-name="ce12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7" office:value-type="string">
            <text:p>- New tab is added for dashboard successfully and not exceed 50 characters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6" office:value-type="string">
            <text:p>PLT_1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84" office:value-type="string">
            <text:p>Add new tab for Dashboard includes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27" office:value-type="string">
            <text:p>Step 3: Add new tab includes some spaces</text:p>
          </table:table-cell>
          <table:table-cell table:style-name="ce12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7" office:value-type="string">
            <text:p>Show message alert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6" office:value-type="string">
            <text:p>PLT_14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27" office:value-type="string">
            <text:p>Edit tab for Dashboard with 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31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and click enter</text:p>
          </table:table-cell>
          <table:table-cell table:style-name="ce236" office:value-type="string">
            <text:p>Edit name for tab successfully. Tab is displayed <text:s/>with edited nam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6" office:value-type="string">
            <text:p>PLT_14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in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</text:span><text:span text:style-name="T45">and contain </text:span><text:span text:style-name="T45">special </text:span><text:span text:style-name="T45">characters)</text:span>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6" office:value-type="string">
            <text:p>PLT_14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includes some space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6" office:value-type="string">
            <text:p>PLT_15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</text:span><text:span text:style-name="T47">confirm</text:span></text:p>
          </table:table-cell>
          <table:table-cell table:style-name="ce236" office:value-type="string">
            <text:p>Delete tab successfully, deleted tab disappears in Dashboard pag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6" office:value-type="string">
            <text:p>PLT_15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</text:span><text:span text:style-name="T47">confirm </text:span><text:span text:style-name="T47">message</text:span></text:p>
          </table:table-cell>
          <table:table-cell table:style-name="ce124" office:value-type="string">
            <text:p><text:span text:style-name="T9">- Message </text:span><text:span text:style-name="T9">form is </text:span><text:span text:style-name="T9">closed</text:span></text:p>
            <text:p><text:span text:style-name="T9">- No tab is </text:span><text:span text:style-name="T9">deleted</text:span>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6" office:value-type="string">
            <text:p>PLT_15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he last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27" office:value-type="string">
            <text:p>Step 3: Delete the last tab for Dashboard</text:p>
          </table:table-cell>
          <table:table-cell table:style-name="ce12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</text:span><text:span text:style-name="T47">confirm</text:span></text:p>
          </table:table-cell>
          <table:table-cell table:style-name="ce129" office:value-type="string">
            <text:p>Show message alert Can not </text:p>
            <text:p>delete the last tab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40"/>
        <table:table-column table:style-name="co40" table:default-cell-style-name="ce243"/>
        <table:table-column table:style-name="co41" table:default-cell-style-name="ce246"/>
        <table:table-column table:style-name="co42" table:default-cell-style-name="ce246"/>
        <table:table-column table:style-name="co43" table:default-cell-style-name="ce246"/>
        <table:table-column table:style-name="co10" table:default-cell-style-name="ce248"/>
        <table:table-column table:style-name="co10" table:number-columns-repeated="243" table:default-cell-style-name="ce250"/>
        <table:table-row table:style-name="ro12">
          <table:table-cell table:style-name="ce23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9"/>
          <table:covered-table-cell table:number-columns-repeated="4" table:style-name="ce2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3" office:value-type="string">
            <text:p>Account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5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5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4]=[.$A20])*([Application_Registry.A$5:Application_Registry.A$1034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4]=[.$A21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4]=[.$A22])*([Application_Registry.A$5:Application_Registry.A$1034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4]=[.$A23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4]=[.$A24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4]=[.$A25])*([Application_Registry.A$5:Application_Registry.A$1034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4]=[.$A26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4]=[.$A27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5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4]=[.$A28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4]=[.$A29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4]=[.$A30])*([Application_Registry.A$5:Application_Registry.A$1034]&lt;&gt;&quot;&quot;))" office:value-type="float" office:value="8">
            <text:p>8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4]=[.$A31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4]=[.$A32])*([Application_Registry.A$5:Application_Registry.A$1034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4]=[.$A33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4]=[.$A34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4]=[.$A35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5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4]=[.$A36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7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7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7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7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7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7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4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1" office:value-type="string" table:number-columns-spanned="5" table:number-rows-spanned="1">
            <text:p>Total</text:p>
          </table:table-cell>
          <table:covered-table-cell table:number-columns-repeated="4" table:style-name="ce99"/>
          <table:table-cell table:style-name="ce249" table:formula="oooc:=SUM([.F4:.F54])" office:value-type="float" office:value="260">
            <text:p>260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7">10/07/2010</text:date>, <text:time>10:5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10-07T10:57:36</dc:date>
    <meta:editing-cycles>600</meta:editing-cycles>
    <meta:editing-duration>P11DT19H15M34S</meta:editing-duration>
    <meta:user-defined meta:name="Info 1"/>
    <meta:user-defined meta:name="Info 2"/>
    <meta:user-defined meta:name="Info 3"/>
    <meta:user-defined meta:name="Info 4"/>
    <meta:document-statistic meta:table-count="9" meta:cell-count="8172" meta:object-count="6"/>
  </office:meta>
</office:document-meta>
</file>